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text-properties fo:font-size="36pt" style:font-size-asian="36pt" style:font-size-complex="36pt"/>
    </style:style>
    <style:style style:name="P3" style:parent-style-name="Titre1" style:family="paragraph">
      <style:paragraph-properties fo:text-align="justify"/>
      <style:text-properties fo:font-size="36pt" style:font-size-asian="36pt" style:font-size-complex="36pt"/>
    </style:style>
    <style:style style:name="P4" style:parent-style-name="Normal" style:family="paragraph">
      <style:paragraph-properties fo:text-align="justify"/>
      <style:text-properties fo:font-size="36pt" style:font-size-asian="36pt" style:font-size-complex="36pt"/>
    </style:style>
    <style:style style:name="P5" style:parent-style-name="Normal" style:family="paragraph">
      <style:paragraph-properties fo:text-align="justify"/>
      <style:text-properties fo:font-size="36pt" style:font-size-asian="36pt" style:font-size-complex="36pt"/>
    </style:style>
    <style:style style:name="P6" style:parent-style-name="Normal" style:family="paragraph">
      <style:paragraph-properties fo:text-align="justify"/>
      <style:text-properties fo:font-size="36pt" style:font-size-asian="36pt" style:font-size-complex="36pt"/>
    </style:style>
    <style:style style:name="P7" style:parent-style-name="Paragraphedeliste" style:list-style-name="LFO1" style:family="paragraph">
      <style:paragraph-properties fo:text-align="justify"/>
      <style:text-properties fo:font-size="36pt" style:font-size-asian="36pt" style:font-size-complex="36pt"/>
    </style:style>
    <style:style style:name="P8" style:parent-style-name="Paragraphedeliste" style:list-style-name="LFO1" style:family="paragraph">
      <style:paragraph-properties fo:text-align="justify"/>
      <style:text-properties fo:font-size="36pt" style:font-size-asian="36pt" style:font-size-complex="36pt"/>
    </style:style>
    <style:style style:name="P9" style:parent-style-name="Normal" style:family="paragraph">
      <style:paragraph-properties fo:text-align="justify"/>
      <style:text-properties fo:font-size="36pt" style:font-size-asian="36pt" style:font-size-complex="36pt"/>
    </style:style>
    <style:style style:name="P10" style:parent-style-name="Normal" style:family="paragraph">
      <style:paragraph-properties fo:text-align="justify"/>
      <style:text-properties fo:font-size="36pt" style:font-size-asian="36pt" style:font-size-complex="36pt"/>
    </style:style>
    <style:style style:name="P11" style:parent-style-name="Normal" style:family="paragraph">
      <style:paragraph-properties fo:text-align="justify"/>
      <style:text-properties fo:font-size="36pt" style:font-size-asian="36pt" style:font-size-complex="36pt"/>
    </style:style>
    <style:style style:name="P12" style:parent-style-name="Normal" style:family="paragraph">
      <style:paragraph-properties fo:text-align="justify"/>
      <style:text-properties fo:font-size="36pt" style:font-size-asian="36pt" style:font-size-complex="36pt"/>
    </style:style>
    <style:style style:name="P13" style:parent-style-name="Titre1" style:family="paragraph">
      <style:paragraph-properties fo:text-align="justify"/>
      <style:text-properties fo:font-size="36pt" style:font-size-asian="36pt" style:font-size-complex="36pt"/>
    </style:style>
    <style:style style:name="P14" style:parent-style-name="Normal" style:family="paragraph">
      <style:paragraph-properties fo:text-align="justify"/>
      <style:text-properties fo:font-size="36pt" style:font-size-asian="36pt" style:font-size-complex="36pt"/>
    </style:style>
    <style:style style:name="P15" style:parent-style-name="Titre1" style:family="paragraph">
      <style:paragraph-properties fo:text-align="justify"/>
      <style:text-properties fo:font-size="36pt" style:font-size-asian="36pt" style:font-size-complex="36pt"/>
    </style:style>
    <style:style style:name="P16" style:parent-style-name="Paragraphedeliste" style:list-style-name="LFO2" style:family="paragraph">
      <style:paragraph-properties fo:text-align="justify"/>
      <style:text-properties fo:font-size="36pt" style:font-size-asian="36pt" style:font-size-complex="36pt"/>
    </style:style>
    <style:style style:name="P17" style:parent-style-name="Paragraphedeliste" style:list-style-name="LFO2" style:family="paragraph">
      <style:paragraph-properties fo:text-align="justify"/>
      <style:text-properties fo:font-size="36pt" style:font-size-asian="36pt" style:font-size-complex="36pt"/>
    </style:style>
    <style:style style:name="P18" style:parent-style-name="Paragraphedeliste" style:list-style-name="LFO2" style:family="paragraph">
      <style:paragraph-properties fo:text-align="justify"/>
      <style:text-properties fo:font-size="36pt" style:font-size-asian="36pt" style:font-size-complex="36pt"/>
    </style:style>
    <style:style style:name="P19" style:parent-style-name="Paragraphedeliste" style:list-style-name="LFO2" style:family="paragraph">
      <style:paragraph-properties fo:text-align="justify"/>
      <style:text-properties fo:font-size="36pt" style:font-size-asian="36pt" style:font-size-complex="36pt"/>
    </style:style>
    <style:style style:name="P20" style:parent-style-name="Paragraphedeliste" style:list-style-name="LFO2" style:family="paragraph">
      <style:paragraph-properties fo:text-align="justify"/>
      <style:text-properties fo:font-size="36pt" style:font-size-asian="36pt" style:font-size-complex="36pt"/>
    </style:style>
    <style:style style:name="P21" style:parent-style-name="Paragraphedeliste" style:list-style-name="LFO2" style:family="paragraph">
      <style:paragraph-properties fo:text-align="justify"/>
      <style:text-properties fo:font-size="36pt" style:font-size-asian="36pt" style:font-size-complex="36pt"/>
    </style:style>
    <style:style style:name="P22" style:parent-style-name="Paragraphedeliste" style:list-style-name="LFO2" style:family="paragraph">
      <style:paragraph-properties fo:text-align="justify"/>
      <style:text-properties fo:font-size="36pt" style:font-size-asian="36pt" style:font-size-complex="36pt"/>
    </style:style>
    <style:style style:name="P23" style:parent-style-name="Paragraphedeliste" style:list-style-name="LFO2" style:family="paragraph">
      <style:paragraph-properties fo:text-align="justify"/>
      <style:text-properties fo:font-size="36pt" style:font-size-asian="36pt" style:font-size-complex="36pt"/>
    </style:style>
    <style:style style:name="P24" style:parent-style-name="Paragraphedeliste" style:list-style-name="LFO2" style:family="paragraph">
      <style:paragraph-properties fo:text-align="justify"/>
      <style:text-properties fo:font-size="36pt" style:font-size-asian="36pt" style:font-size-complex="36pt"/>
    </style:style>
    <style:style style:name="P25" style:parent-style-name="Paragraphedeliste" style:list-style-name="LFO2" style:family="paragraph">
      <style:paragraph-properties fo:text-align="justify"/>
      <style:text-properties fo:font-size="36pt" style:font-size-asian="36pt" style:font-size-complex="36pt"/>
    </style:style>
    <style:style style:name="P26" style:parent-style-name="Paragraphedeliste" style:list-style-name="LFO2" style:family="paragraph">
      <style:paragraph-properties fo:text-align="justify"/>
      <style:text-properties fo:font-size="36pt" style:font-size-asian="36pt" style:font-size-complex="36pt"/>
    </style:style>
    <style:style style:name="P27" style:parent-style-name="Paragraphedeliste" style:list-style-name="LFO2" style:family="paragraph">
      <style:paragraph-properties fo:text-align="justify"/>
      <style:text-properties fo:font-size="36pt" style:font-size-asian="36pt" style:font-size-complex="36pt"/>
    </style:style>
    <style:style style:name="P28" style:parent-style-name="Paragraphedeliste" style:list-style-name="LFO2" style:family="paragraph">
      <style:paragraph-properties fo:text-align="justify"/>
      <style:text-properties fo:font-size="36pt" style:font-size-asian="36pt" style:font-size-complex="36pt"/>
    </style:style>
    <style:style style:name="P29" style:parent-style-name="Paragraphedeliste" style:list-style-name="LFO2" style:family="paragraph">
      <style:paragraph-properties fo:text-align="justify"/>
      <style:text-properties fo:font-size="36pt" style:font-size-asian="36pt" style:font-size-complex="36pt"/>
    </style:style>
    <style:style style:name="P30" style:parent-style-name="Titre1" style:family="paragraph">
      <style:paragraph-properties fo:text-align="justify"/>
      <style:text-properties fo:font-size="36pt" style:font-size-asian="36pt" style:font-size-complex="36pt"/>
    </style:style>
    <style:style style:name="P31" style:parent-style-name="Titre2" style:family="paragraph">
      <style:paragraph-properties fo:text-align="justify"/>
      <style:text-properties fo:font-size="36pt" style:font-size-asian="36pt" style:font-size-complex="36pt"/>
    </style:style>
    <style:style style:name="P32" style:parent-style-name="Normal" style:family="paragraph">
      <style:paragraph-properties fo:text-align="justify"/>
      <style:text-properties fo:font-size="36pt" style:font-size-asian="36pt" style:font-size-complex="36pt"/>
    </style:style>
    <style:style style:name="P33" style:parent-style-name="Titre2" style:family="paragraph">
      <style:paragraph-properties fo:text-align="justify"/>
      <style:text-properties fo:font-size="36pt" style:font-size-asian="36pt" style:font-size-complex="36pt"/>
    </style:style>
    <style:style style:name="P34" style:parent-style-name="Normal" style:family="paragraph">
      <style:paragraph-properties fo:text-align="justify"/>
      <style:text-properties fo:font-size="36pt" style:font-size-asian="36pt" style:font-size-complex="36pt"/>
    </style:style>
    <style:style style:name="P35" style:parent-style-name="Titre2" style:family="paragraph">
      <style:paragraph-properties fo:text-align="justify"/>
      <style:text-properties fo:font-size="36pt" style:font-size-asian="36pt" style:font-size-complex="36pt"/>
    </style:style>
    <style:style style:name="P36" style:parent-style-name="Normal" style:family="paragraph">
      <style:paragraph-properties fo:text-align="justify"/>
      <style:text-properties fo:font-size="36pt" style:font-size-asian="36pt" style:font-size-complex="36pt"/>
    </style:style>
    <style:style style:name="P37" style:parent-style-name="Titre1" style:family="paragraph">
      <style:paragraph-properties fo:text-align="justify"/>
      <style:text-properties fo:font-size="36pt" style:font-size-asian="36pt" style:font-size-complex="36pt"/>
    </style:style>
    <style:style style:name="P38" style:parent-style-name="Titre2" style:family="paragraph">
      <style:paragraph-properties fo:text-align="justify"/>
      <style:text-properties fo:font-size="36pt" style:font-size-asian="36pt" style:font-size-complex="36pt"/>
    </style:style>
    <style:style style:name="P39" style:parent-style-name="Normal" style:family="paragraph">
      <style:paragraph-properties fo:text-align="justify"/>
      <style:text-properties fo:font-size="36pt" style:font-size-asian="36pt" style:font-size-complex="36pt"/>
    </style:style>
    <style:style style:name="P40" style:parent-style-name="Normal" style:family="paragraph">
      <style:paragraph-properties fo:text-align="justify"/>
      <style:text-properties fo:font-size="36pt" style:font-size-asian="36pt" style:font-size-complex="36pt"/>
    </style:style>
    <style:style style:name="P41" style:parent-style-name="Normal" style:family="paragraph">
      <style:paragraph-properties fo:text-align="justify"/>
      <style:text-properties fo:font-size="36pt" style:font-size-asian="36pt" style:font-size-complex="36pt"/>
    </style:style>
    <style:style style:name="P42" style:parent-style-name="Normal" style:family="paragraph">
      <style:paragraph-properties fo:text-align="justify"/>
      <style:text-properties fo:font-size="36pt" style:font-size-asian="36pt" style:font-size-complex="36pt"/>
    </style:style>
    <style:style style:name="P43" style:parent-style-name="Titre3" style:family="paragraph">
      <style:paragraph-properties fo:text-align="justify"/>
      <style:text-properties fo:font-size="36pt" style:font-size-asian="36pt" style:font-size-complex="36pt"/>
    </style:style>
    <style:style style:name="P44" style:parent-style-name="Normal" style:family="paragraph">
      <style:paragraph-properties fo:text-align="justify"/>
      <style:text-properties fo:font-size="36pt" style:font-size-asian="36pt" style:font-size-complex="36pt"/>
    </style:style>
    <style:style style:name="P45" style:parent-style-name="Normal" style:family="paragraph">
      <style:paragraph-properties fo:text-align="justify"/>
    </style:style>
    <style:style style:name="T46" style:parent-style-name="Policepardéfaut" style:family="text">
      <style:text-properties fo:font-size="36pt" style:font-size-asian="36pt" style:font-size-complex="36pt"/>
    </style:style>
    <style:style style:name="T47" style:parent-style-name="Policepardéfaut" style:family="text">
      <style:text-properties fo:font-size="36pt" style:font-size-asian="36pt" style:font-size-complex="36pt" style:text-underline-type="double" style:text-underline-style="solid" style:text-underline-width="auto" style:text-underline-mode="continuous"/>
    </style:style>
    <style:style style:name="T48" style:parent-style-name="Policepardéfaut" style:family="text">
      <style:text-properties fo:font-size="36pt" style:font-size-asian="36pt" style:font-size-complex="36pt"/>
    </style:style>
    <style:style style:name="T49" style:parent-style-name="Policepardéfaut" style:family="text">
      <style:text-properties fo:font-size="36pt" style:font-size-asian="36pt" style:font-size-complex="36pt"/>
    </style:style>
    <style:style style:name="T50" style:parent-style-name="Policepardéfaut" style:family="text">
      <style:text-properties fo:font-size="36pt" style:font-size-asian="36pt" style:font-size-complex="36pt"/>
    </style:style>
    <style:style style:name="T51" style:parent-style-name="Policepardéfaut" style:family="text">
      <style:text-properties fo:font-size="36pt" style:font-size-asian="36pt" style:font-size-complex="36pt"/>
    </style:style>
    <style:style style:name="T52" style:parent-style-name="Policepardéfaut" style:family="text">
      <style:text-properties fo:font-size="36pt" style:font-size-asian="36pt" style:font-size-complex="36pt"/>
    </style:style>
    <style:style style:name="T53" style:parent-style-name="Policepardéfaut" style:family="text">
      <style:text-properties fo:font-size="36pt" style:font-size-asian="36pt" style:font-size-complex="36pt"/>
    </style:style>
    <style:style style:name="T54" style:parent-style-name="Policepardéfaut" style:family="text">
      <style:text-properties fo:font-size="36pt" style:font-size-asian="36pt" style:font-size-complex="36pt"/>
    </style:style>
    <style:style style:name="T55" style:parent-style-name="Policepardéfaut" style:family="text">
      <style:text-properties fo:font-size="36pt" style:font-size-asian="36pt" style:font-size-complex="36pt"/>
    </style:style>
    <style:style style:name="T56" style:parent-style-name="Policepardéfaut" style:family="text">
      <style:text-properties fo:font-size="36pt" style:font-size-asian="36pt" style:font-size-complex="36pt"/>
    </style:style>
    <style:style style:name="T57" style:parent-style-name="Policepardéfaut" style:family="text">
      <style:text-properties fo:font-size="36pt" style:font-size-asian="36pt" style:font-size-complex="36pt"/>
    </style:style>
    <style:style style:name="T58" style:parent-style-name="Policepardéfaut" style:family="text">
      <style:text-properties fo:font-size="36pt" style:font-size-asian="36pt" style:font-size-complex="36pt"/>
    </style:style>
    <style:style style:name="P59" style:parent-style-name="Normal" style:family="paragraph">
      <style:paragraph-properties fo:text-align="justify"/>
      <style:text-properties fo:font-size="36pt" style:font-size-asian="36pt" style:font-size-complex="36pt"/>
    </style:style>
    <style:style style:name="P60" style:parent-style-name="Titre2" style:family="paragraph">
      <style:paragraph-properties fo:text-align="justify"/>
      <style:text-properties fo:font-size="36pt" style:font-size-asian="36pt" style:font-size-complex="36pt"/>
    </style:style>
    <style:style style:name="P61" style:parent-style-name="Normal" style:family="paragraph">
      <style:paragraph-properties fo:text-align="justify"/>
      <style:text-properties fo:font-size="36pt" style:font-size-asian="36pt" style:font-size-complex="36pt"/>
    </style:style>
    <style:style style:name="P62" style:parent-style-name="Normal" style:list-style-name="LFO3" style:family="paragraph">
      <style:paragraph-properties fo:text-align="justify"/>
    </style:style>
    <style:style style:name="T63" style:parent-style-name="Policepardéfaut" style:family="text">
      <style:text-properties fo:font-weight="bold" style:font-weight-asian="bold" style:font-weight-complex="bold" fo:font-size="36pt" style:font-size-asian="36pt" style:font-size-complex="36pt"/>
    </style:style>
    <style:style style:name="T64" style:parent-style-name="Policepardéfaut" style:family="text">
      <style:text-properties fo:font-size="36pt" style:font-size-asian="36pt" style:font-size-complex="36pt"/>
    </style:style>
    <style:style style:name="T65" style:parent-style-name="Policepardéfaut" style:family="text">
      <style:text-properties fo:font-weight="bold" style:font-weight-asian="bold" style:font-weight-complex="bold" fo:font-size="36pt" style:font-size-asian="36pt" style:font-size-complex="36pt"/>
    </style:style>
    <style:style style:name="T66" style:parent-style-name="Policepardéfaut" style:family="text">
      <style:text-properties fo:font-size="36pt" style:font-size-asian="36pt" style:font-size-complex="36pt"/>
    </style:style>
    <style:style style:name="T67" style:parent-style-name="Policepardéfaut" style:family="text">
      <style:text-properties fo:font-weight="bold" style:font-weight-asian="bold" style:font-weight-complex="bold" fo:font-size="36pt" style:font-size-asian="36pt" style:font-size-complex="36pt"/>
    </style:style>
    <style:style style:name="T68" style:parent-style-name="Policepardéfaut" style:family="text">
      <style:text-properties fo:font-size="36pt" style:font-size-asian="36pt" style:font-size-complex="36pt"/>
    </style:style>
    <style:style style:name="P69" style:parent-style-name="Normal" style:list-style-name="LFO3" style:family="paragraph">
      <style:paragraph-properties fo:text-align="justify"/>
    </style:style>
    <style:style style:name="T70" style:parent-style-name="Policepardéfaut" style:family="text">
      <style:text-properties fo:font-weight="bold" style:font-weight-asian="bold" style:font-weight-complex="bold" fo:font-size="36pt" style:font-size-asian="36pt" style:font-size-complex="36pt"/>
    </style:style>
    <style:style style:name="T71" style:parent-style-name="Policepardéfaut" style:family="text">
      <style:text-properties fo:font-size="36pt" style:font-size-asian="36pt" style:font-size-complex="36pt"/>
    </style:style>
    <style:style style:name="T72" style:parent-style-name="Policepardéfaut" style:family="text">
      <style:text-properties fo:font-weight="bold" style:font-weight-asian="bold" style:font-weight-complex="bold" fo:font-size="36pt" style:font-size-asian="36pt" style:font-size-complex="36pt"/>
    </style:style>
    <style:style style:name="T73" style:parent-style-name="Policepardéfaut" style:family="text">
      <style:text-properties fo:font-size="36pt" style:font-size-asian="36pt" style:font-size-complex="36pt"/>
    </style:style>
    <style:style style:name="T74" style:parent-style-name="Policepardéfaut" style:family="text">
      <style:text-properties fo:font-weight="bold" style:font-weight-asian="bold" style:font-weight-complex="bold" fo:font-size="36pt" style:font-size-asian="36pt" style:font-size-complex="36pt"/>
    </style:style>
    <style:style style:name="T75" style:parent-style-name="Policepardéfaut" style:family="text">
      <style:text-properties fo:font-size="36pt" style:font-size-asian="36pt" style:font-size-complex="36pt"/>
    </style:style>
    <style:style style:name="T76" style:parent-style-name="Policepardéfaut" style:family="text">
      <style:text-properties fo:font-weight="bold" style:font-weight-asian="bold" style:font-weight-complex="bold" fo:font-size="36pt" style:font-size-asian="36pt" style:font-size-complex="36pt"/>
    </style:style>
    <style:style style:name="T77" style:parent-style-name="Policepardéfaut" style:family="text">
      <style:text-properties fo:font-size="36pt" style:font-size-asian="36pt" style:font-size-complex="36pt"/>
    </style:style>
    <style:style style:name="T78" style:parent-style-name="Policepardéfaut" style:family="text">
      <style:text-properties fo:font-size="36pt" style:font-size-asian="36pt" style:font-size-complex="36pt"/>
    </style:style>
    <style:style style:name="P79" style:parent-style-name="Normal" style:list-style-name="LFO3" style:family="paragraph">
      <style:paragraph-properties fo:text-align="justify"/>
    </style:style>
    <style:style style:name="T80" style:parent-style-name="Policepardéfaut" style:family="text">
      <style:text-properties fo:font-weight="bold" style:font-weight-asian="bold" style:font-weight-complex="bold" fo:font-size="36pt" style:font-size-asian="36pt" style:font-size-complex="36pt"/>
    </style:style>
    <style:style style:name="T81" style:parent-style-name="Policepardéfaut" style:family="text">
      <style:text-properties fo:font-size="36pt" style:font-size-asian="36pt" style:font-size-complex="36pt"/>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fo:font-size="36pt" style:font-size-asian="36pt" style:font-size-complex="36pt"/>
    </style:style>
    <style:style style:name="T84" style:parent-style-name="Policepardéfaut" style:family="text">
      <style:text-properties fo:font-size="36pt" style:font-size-asian="36pt" style:font-size-complex="36pt"/>
    </style:style>
    <style:style style:name="T85" style:parent-style-name="Policepardéfaut" style:family="text">
      <style:text-properties fo:font-weight="bold" style:font-weight-asian="bold" style:font-weight-complex="bold" fo:font-size="36pt" style:font-size-asian="36pt" style:font-size-complex="36pt"/>
    </style:style>
    <style:style style:name="T86" style:parent-style-name="Policepardéfaut" style:family="text">
      <style:text-properties fo:font-size="36pt" style:font-size-asian="36pt" style:font-size-complex="36pt"/>
    </style:style>
    <style:style style:name="T87" style:parent-style-name="Policepardéfaut" style:family="text">
      <style:text-properties fo:font-size="36pt" style:font-size-asian="36pt" style:font-size-complex="36pt"/>
    </style:style>
    <style:style style:name="P88" style:parent-style-name="Normal" style:list-style-name="LFO3" style:family="paragraph">
      <style:paragraph-properties fo:text-align="justify"/>
    </style:style>
    <style:style style:name="T89" style:parent-style-name="Policepardéfaut" style:family="text">
      <style:text-properties fo:font-weight="bold" style:font-weight-asian="bold" style:font-weight-complex="bold" fo:font-size="36pt" style:font-size-asian="36pt" style:font-size-complex="36pt"/>
    </style:style>
    <style:style style:name="T90" style:parent-style-name="Policepardéfaut" style:family="text">
      <style:text-properties fo:font-size="36pt" style:font-size-asian="36pt" style:font-size-complex="36pt"/>
    </style:style>
    <style:style style:name="T91" style:parent-style-name="Policepardéfaut" style:family="text">
      <style:text-properties fo:font-weight="bold" style:font-weight-asian="bold" style:font-weight-complex="bold" fo:font-size="36pt" style:font-size-asian="36pt" style:font-size-complex="36pt"/>
    </style:style>
    <style:style style:name="T92" style:parent-style-name="Policepardéfaut" style:family="text">
      <style:text-properties fo:font-size="36pt" style:font-size-asian="36pt" style:font-size-complex="36pt"/>
    </style:style>
    <style:style style:name="T93" style:parent-style-name="Policepardéfaut" style:family="text">
      <style:text-properties fo:font-weight="bold" style:font-weight-asian="bold" style:font-weight-complex="bold" fo:font-size="36pt" style:font-size-asian="36pt" style:font-size-complex="36pt"/>
    </style:style>
    <style:style style:name="T94" style:parent-style-name="Policepardéfaut" style:family="text">
      <style:text-properties fo:font-size="36pt" style:font-size-asian="36pt" style:font-size-complex="36pt"/>
    </style:style>
    <style:style style:name="T95" style:parent-style-name="Policepardéfaut" style:family="text">
      <style:text-properties fo:font-size="36pt" style:font-size-asian="36pt" style:font-size-complex="36pt"/>
    </style:style>
    <style:style style:name="T96" style:parent-style-name="Policepardéfaut" style:family="text">
      <style:text-properties fo:font-weight="bold" style:font-weight-asian="bold" style:font-weight-complex="bold" fo:font-size="36pt" style:font-size-asian="36pt" style:font-size-complex="36pt"/>
    </style:style>
    <style:style style:name="T97" style:parent-style-name="Policepardéfaut" style:family="text">
      <style:text-properties fo:font-size="36pt" style:font-size-asian="36pt" style:font-size-complex="36pt"/>
    </style:style>
    <style:style style:name="T98" style:parent-style-name="Policepardéfaut" style:family="text">
      <style:text-properties fo:font-weight="bold" style:font-weight-asian="bold" style:font-weight-complex="bold" fo:font-size="36pt" style:font-size-asian="36pt" style:font-size-complex="36pt"/>
    </style:style>
    <style:style style:name="T99" style:parent-style-name="Policepardéfaut" style:family="text">
      <style:text-properties fo:font-size="36pt" style:font-size-asian="36pt" style:font-size-complex="36pt"/>
    </style:style>
    <style:style style:name="P100" style:parent-style-name="Normal" style:family="paragraph">
      <style:paragraph-properties fo:text-align="justify"/>
      <style:text-properties fo:font-size="36pt" style:font-size-asian="36pt" style:font-size-complex="36pt"/>
    </style:style>
    <style:style style:name="P101" style:parent-style-name="Normal" style:family="paragraph">
      <style:paragraph-properties fo:text-align="justify"/>
      <style:text-properties fo:font-size="36pt" style:font-size-asian="36pt" style:font-size-complex="36pt"/>
    </style:style>
    <style:style style:name="P102" style:parent-style-name="Titre2" style:family="paragraph">
      <style:paragraph-properties fo:text-align="justify"/>
      <style:text-properties fo:font-size="36pt" style:font-size-asian="36pt" style:font-size-complex="36pt"/>
    </style:style>
    <style:style style:name="P103" style:parent-style-name="Normal" style:family="paragraph">
      <style:paragraph-properties fo:text-align="justify"/>
      <style:text-properties fo:font-size="36pt" style:font-size-asian="36pt" style:font-size-complex="36pt"/>
    </style:style>
    <style:style style:name="P104" style:parent-style-name="Normal" style:list-style-name="LFO4" style:family="paragraph">
      <style:paragraph-properties fo:text-align="justify"/>
      <style:text-properties fo:font-size="36pt" style:font-size-asian="36pt" style:font-size-complex="36pt"/>
    </style:style>
    <style:style style:name="P105" style:parent-style-name="Normal" style:list-style-name="LFO4" style:family="paragraph">
      <style:paragraph-properties fo:text-align="justify"/>
      <style:text-properties fo:font-size="36pt" style:font-size-asian="36pt" style:font-size-complex="36pt"/>
    </style:style>
    <style:style style:name="P106" style:parent-style-name="Normal" style:list-style-name="LFO4" style:family="paragraph">
      <style:paragraph-properties fo:text-align="justify"/>
      <style:text-properties fo:font-size="36pt" style:font-size-asian="36pt" style:font-size-complex="36pt"/>
    </style:style>
    <style:style style:name="P107" style:parent-style-name="Normal" style:list-style-name="LFO4" style:family="paragraph">
      <style:paragraph-properties fo:text-align="justify"/>
      <style:text-properties fo:font-size="36pt" style:font-size-asian="36pt" style:font-size-complex="36pt"/>
    </style:style>
    <style:style style:name="P108" style:parent-style-name="Normal" style:list-style-name="LFO4" style:family="paragraph">
      <style:paragraph-properties fo:text-align="justify"/>
      <style:text-properties fo:font-size="36pt" style:font-size-asian="36pt" style:font-size-complex="36pt"/>
    </style:style>
    <style:style style:name="P109" style:parent-style-name="Normal" style:list-style-name="LFO4" style:family="paragraph">
      <style:paragraph-properties fo:text-align="justify"/>
      <style:text-properties fo:font-size="36pt" style:font-size-asian="36pt" style:font-size-complex="36pt"/>
    </style:style>
    <style:style style:name="P110" style:parent-style-name="Normal" style:family="paragraph">
      <style:paragraph-properties fo:text-align="justify"/>
      <style:text-properties fo:font-size="36pt" style:font-size-asian="36pt" style:font-size-complex="36pt"/>
    </style:style>
    <style:style style:name="P111" style:parent-style-name="Titre2" style:family="paragraph">
      <style:paragraph-properties fo:text-align="justify"/>
      <style:text-properties fo:font-size="36pt" style:font-size-asian="36pt" style:font-size-complex="36pt"/>
    </style:style>
    <style:style style:name="P112" style:parent-style-name="Normal" style:family="paragraph">
      <style:paragraph-properties fo:text-align="justify"/>
      <style:text-properties fo:font-size="36pt" style:font-size-asian="36pt" style:font-size-complex="36pt"/>
    </style:style>
    <style:style style:name="P113" style:parent-style-name="Normal" style:list-style-name="LFO5" style:family="paragraph">
      <style:paragraph-properties fo:text-align="justify"/>
      <style:text-properties fo:font-size="36pt" style:font-size-asian="36pt" style:font-size-complex="36pt"/>
    </style:style>
    <style:style style:name="P114" style:parent-style-name="Normal" style:list-style-name="LFO5" style:family="paragraph">
      <style:paragraph-properties fo:text-align="justify"/>
      <style:text-properties fo:font-size="36pt" style:font-size-asian="36pt" style:font-size-complex="36pt"/>
    </style:style>
    <style:style style:name="P115" style:parent-style-name="Normal" style:list-style-name="LFO5" style:family="paragraph">
      <style:paragraph-properties fo:text-align="justify"/>
      <style:text-properties fo:font-size="36pt" style:font-size-asian="36pt" style:font-size-complex="36pt"/>
    </style:style>
    <style:style style:name="P116" style:parent-style-name="Normal" style:list-style-name="LFO5" style:family="paragraph">
      <style:paragraph-properties fo:text-align="justify"/>
      <style:text-properties fo:font-size="36pt" style:font-size-asian="36pt" style:font-size-complex="36pt"/>
    </style:style>
    <style:style style:name="P117" style:parent-style-name="Normal" style:list-style-name="LFO5" style:family="paragraph">
      <style:paragraph-properties fo:text-align="justify"/>
      <style:text-properties fo:font-size="36pt" style:font-size-asian="36pt" style:font-size-complex="36pt"/>
    </style:style>
    <style:style style:name="P118" style:parent-style-name="Normal" style:list-style-name="LFO5" style:family="paragraph">
      <style:paragraph-properties fo:text-align="justify"/>
      <style:text-properties fo:font-size="36pt" style:font-size-asian="36pt" style:font-size-complex="36pt"/>
    </style:style>
    <style:style style:name="P119" style:parent-style-name="Normal" style:family="paragraph">
      <style:paragraph-properties fo:text-align="justify"/>
      <style:text-properties fo:font-size="36pt" style:font-size-asian="36pt" style:font-size-complex="36pt"/>
    </style:style>
    <style:style style:name="P120" style:parent-style-name="Titre3" style:family="paragraph">
      <style:paragraph-properties fo:text-align="justify"/>
      <style:text-properties fo:font-size="36pt" style:font-size-asian="36pt" style:font-size-complex="36pt"/>
    </style:style>
    <style:style style:name="P121" style:parent-style-name="Normal" style:family="paragraph">
      <style:paragraph-properties fo:text-align="justify"/>
      <style:text-properties fo:font-size="36pt" style:font-size-asian="36pt" style:font-size-complex="36pt"/>
    </style:style>
    <style:style style:name="P122" style:parent-style-name="Normal" style:list-style-name="LFO6" style:family="paragraph">
      <style:paragraph-properties fo:text-align="justify"/>
    </style:style>
    <style:style style:name="T123" style:parent-style-name="Policepardéfaut" style:family="text">
      <style:text-properties fo:font-weight="bold" style:font-weight-asian="bold" style:font-weight-complex="bold" fo:font-size="36pt" style:font-size-asian="36pt" style:font-size-complex="36pt"/>
    </style:style>
    <style:style style:name="T124" style:parent-style-name="Policepardéfaut" style:family="text">
      <style:text-properties fo:font-size="36pt" style:font-size-asian="36pt" style:font-size-complex="36pt"/>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fo:font-size="36pt" style:font-size-asian="36pt" style:font-size-complex="36pt"/>
    </style:style>
    <style:style style:name="T127" style:parent-style-name="Policepardéfaut" style:family="text">
      <style:text-properties fo:font-size="36pt" style:font-size-asian="36pt" style:font-size-complex="36pt"/>
    </style:style>
    <style:style style:name="T128" style:parent-style-name="Policepardéfaut" style:family="text">
      <style:text-properties fo:font-weight="bold" style:font-weight-asian="bold" style:font-weight-complex="bold" fo:font-size="36pt" style:font-size-asian="36pt" style:font-size-complex="36pt"/>
    </style:style>
    <style:style style:name="T129" style:parent-style-name="Policepardéfaut" style:family="text">
      <style:text-properties fo:font-weight="bold" style:font-weight-asian="bold" style:font-weight-complex="bold" fo:font-size="36pt" style:font-size-asian="36pt" style:font-size-complex="36pt"/>
    </style:style>
    <style:style style:name="T130" style:parent-style-name="Policepardéfaut" style:family="text">
      <style:text-properties fo:font-size="36pt" style:font-size-asian="36pt" style:font-size-complex="36pt"/>
    </style:style>
    <style:style style:name="T131" style:parent-style-name="Policepardéfaut" style:family="text">
      <style:text-properties fo:font-size="36pt" style:font-size-asian="36pt" style:font-size-complex="36pt"/>
    </style:style>
    <style:style style:name="T132" style:parent-style-name="Policepardéfaut" style:family="text">
      <style:text-properties fo:font-size="36pt" style:font-size-asian="36pt" style:font-size-complex="36pt"/>
    </style:style>
    <style:style style:name="T133" style:parent-style-name="Policepardéfaut" style:family="text">
      <style:text-properties fo:font-size="36pt" style:font-size-asian="36pt" style:font-size-complex="36pt"/>
    </style:style>
    <style:style style:name="T134" style:parent-style-name="Policepardéfaut" style:family="text">
      <style:text-properties fo:font-size="36pt" style:font-size-asian="36pt" style:font-size-complex="36pt"/>
    </style:style>
    <style:style style:name="T135" style:parent-style-name="Policepardéfaut" style:family="text">
      <style:text-properties fo:font-size="36pt" style:font-size-asian="36pt" style:font-size-complex="36pt"/>
    </style:style>
    <style:style style:name="T136" style:parent-style-name="Policepardéfaut" style:family="text">
      <style:text-properties fo:font-size="36pt" style:font-size-asian="36pt" style:font-size-complex="36pt"/>
    </style:style>
    <style:style style:name="T137" style:parent-style-name="Policepardéfaut" style:family="text">
      <style:text-properties fo:font-weight="bold" style:font-weight-asian="bold" style:font-weight-complex="bold" fo:font-size="36pt" style:font-size-asian="36pt" style:font-size-complex="36pt"/>
    </style:style>
    <style:style style:name="T138" style:parent-style-name="Policepardéfaut" style:family="text">
      <style:text-properties fo:font-size="36pt" style:font-size-asian="36pt" style:font-size-complex="36pt"/>
    </style:style>
    <style:style style:name="T139" style:parent-style-name="Policepardéfaut" style:family="text">
      <style:text-properties fo:font-size="36pt" style:font-size-asian="36pt" style:font-size-complex="36pt"/>
    </style:style>
    <style:style style:name="P140" style:parent-style-name="Normal" style:list-style-name="LFO6" style:family="paragraph">
      <style:paragraph-properties fo:text-align="justify"/>
    </style:style>
    <style:style style:name="T141" style:parent-style-name="Policepardéfaut" style:family="text">
      <style:text-properties fo:font-weight="bold" style:font-weight-asian="bold" style:font-weight-complex="bold" fo:font-size="36pt" style:font-size-asian="36pt" style:font-size-complex="36pt"/>
    </style:style>
    <style:style style:name="T142" style:parent-style-name="Policepardéfaut" style:family="text">
      <style:text-properties fo:font-weight="bold" style:font-weight-asian="bold" style:font-weight-complex="bold" fo:font-size="36pt" style:font-size-asian="36pt" style:font-size-complex="36pt"/>
    </style:style>
    <style:style style:name="T143" style:parent-style-name="Policepardéfaut" style:family="text">
      <style:text-properties fo:font-weight="bold" style:font-weight-asian="bold" style:font-weight-complex="bold" fo:font-size="36pt" style:font-size-asian="36pt" style:font-size-complex="36pt"/>
    </style:style>
    <style:style style:name="T144" style:parent-style-name="Policepardéfaut" style:family="text">
      <style:text-properties fo:font-size="36pt" style:font-size-asian="36pt" style:font-size-complex="36pt"/>
    </style:style>
    <style:style style:name="T145" style:parent-style-name="Policepardéfaut" style:family="text">
      <style:text-properties fo:font-size="36pt" style:font-size-asian="36pt" style:font-size-complex="36pt"/>
    </style:style>
    <style:style style:name="T146" style:parent-style-name="Policepardéfaut" style:family="text">
      <style:text-properties fo:font-weight="bold" style:font-weight-asian="bold" style:font-weight-complex="bold" fo:font-size="36pt" style:font-size-asian="36pt" style:font-size-complex="36pt"/>
    </style:style>
    <style:style style:name="T147" style:parent-style-name="Policepardéfaut" style:family="text">
      <style:text-properties fo:font-size="36pt" style:font-size-asian="36pt" style:font-size-complex="36pt"/>
    </style:style>
    <style:style style:name="T148" style:parent-style-name="Policepardéfaut" style:family="text">
      <style:text-properties fo:font-weight="bold" style:font-weight-asian="bold" style:font-weight-complex="bold" fo:font-size="36pt" style:font-size-asian="36pt" style:font-size-complex="36pt"/>
    </style:style>
    <style:style style:name="T149" style:parent-style-name="Policepardéfaut" style:family="text">
      <style:text-properties fo:font-size="36pt" style:font-size-asian="36pt" style:font-size-complex="36pt"/>
    </style:style>
    <style:style style:name="P150" style:parent-style-name="Normal" style:list-style-name="LFO6" style:family="paragraph">
      <style:paragraph-properties fo:text-align="justify"/>
    </style:style>
    <style:style style:name="T151" style:parent-style-name="Policepardéfaut" style:family="text">
      <style:text-properties fo:font-weight="bold" style:font-weight-asian="bold" style:font-weight-complex="bold" fo:font-size="36pt" style:font-size-asian="36pt" style:font-size-complex="36pt"/>
    </style:style>
    <style:style style:name="T152" style:parent-style-name="Policepardéfaut" style:family="text">
      <style:text-properties fo:font-size="36pt" style:font-size-asian="36pt" style:font-size-complex="36pt"/>
    </style:style>
    <style:style style:name="T153" style:parent-style-name="Policepardéfaut" style:family="text">
      <style:text-properties fo:font-size="36pt" style:font-size-asian="36pt" style:font-size-complex="36pt"/>
    </style:style>
    <style:style style:name="T154" style:parent-style-name="Policepardéfaut" style:family="text">
      <style:text-properties fo:font-weight="bold" style:font-weight-asian="bold" style:font-weight-complex="bold" fo:font-size="36pt" style:font-size-asian="36pt" style:font-size-complex="36pt"/>
    </style:style>
    <style:style style:name="T155" style:parent-style-name="Policepardéfaut" style:family="text">
      <style:text-properties fo:font-size="36pt" style:font-size-asian="36pt" style:font-size-complex="36pt"/>
    </style:style>
    <style:style style:name="T156" style:parent-style-name="Policepardéfaut" style:family="text">
      <style:text-properties fo:font-weight="bold" style:font-weight-asian="bold" style:font-weight-complex="bold" fo:font-size="36pt" style:font-size-asian="36pt" style:font-size-complex="36pt"/>
    </style:style>
    <style:style style:name="T157" style:parent-style-name="Policepardéfaut" style:family="text">
      <style:text-properties fo:font-size="36pt" style:font-size-asian="36pt" style:font-size-complex="36pt"/>
    </style:style>
    <style:style style:name="P158" style:parent-style-name="Normal" style:list-style-name="LFO6" style:family="paragraph">
      <style:paragraph-properties fo:text-align="justify"/>
    </style:style>
    <style:style style:name="T159" style:parent-style-name="Policepardéfaut" style:family="text">
      <style:text-properties fo:font-weight="bold" style:font-weight-asian="bold" style:font-weight-complex="bold" fo:font-size="36pt" style:font-size-asian="36pt" style:font-size-complex="36pt"/>
    </style:style>
    <style:style style:name="T160" style:parent-style-name="Policepardéfaut" style:family="text">
      <style:text-properties fo:font-size="36pt" style:font-size-asian="36pt" style:font-size-complex="36pt"/>
    </style:style>
    <style:style style:name="T161" style:parent-style-name="Policepardéfaut" style:family="text">
      <style:text-properties fo:font-weight="bold" style:font-weight-asian="bold" style:font-weight-complex="bold" fo:font-size="36pt" style:font-size-asian="36pt" style:font-size-complex="36pt"/>
    </style:style>
    <style:style style:name="T162" style:parent-style-name="Policepardéfaut" style:family="text">
      <style:text-properties fo:font-size="36pt" style:font-size-asian="36pt" style:font-size-complex="36pt"/>
    </style:style>
    <style:style style:name="T163" style:parent-style-name="Policepardéfaut" style:family="text">
      <style:text-properties fo:font-size="36pt" style:font-size-asian="36pt" style:font-size-complex="36pt"/>
    </style:style>
    <style:style style:name="P164" style:parent-style-name="Normal" style:list-style-name="LFO6" style:family="paragraph">
      <style:paragraph-properties fo:text-align="justify"/>
    </style:style>
    <style:style style:name="T165" style:parent-style-name="Policepardéfaut" style:family="text">
      <style:text-properties fo:font-weight="bold" style:font-weight-asian="bold" style:font-weight-complex="bold" fo:font-size="36pt" style:font-size-asian="36pt" style:font-size-complex="36pt"/>
    </style:style>
    <style:style style:name="T166" style:parent-style-name="Policepardéfaut" style:family="text">
      <style:text-properties fo:font-size="36pt" style:font-size-asian="36pt" style:font-size-complex="36pt"/>
    </style:style>
    <style:style style:name="T167" style:parent-style-name="Policepardéfaut" style:family="text">
      <style:text-properties fo:font-weight="bold" style:font-weight-asian="bold" style:font-weight-complex="bold" fo:font-size="36pt" style:font-size-asian="36pt" style:font-size-complex="36pt"/>
    </style:style>
    <style:style style:name="T168" style:parent-style-name="Policepardéfaut" style:family="text">
      <style:text-properties fo:font-size="36pt" style:font-size-asian="36pt" style:font-size-complex="36pt"/>
    </style:style>
    <style:style style:name="T169" style:parent-style-name="Policepardéfaut" style:family="text">
      <style:text-properties fo:font-size="36pt" style:font-size-asian="36pt" style:font-size-complex="36pt"/>
    </style:style>
    <style:style style:name="P170" style:parent-style-name="Normal" style:family="paragraph">
      <style:paragraph-properties fo:text-align="justify"/>
      <style:text-properties fo:font-size="36pt" style:font-size-asian="36pt" style:font-size-complex="36pt"/>
    </style:style>
    <style:style style:name="P171" style:parent-style-name="Normal" style:family="paragraph">
      <style:paragraph-properties fo:text-align="justify"/>
      <style:text-properties fo:font-size="36pt" style:font-size-asian="36pt" style:font-size-complex="36pt"/>
    </style:style>
    <style:style style:name="P172" style:parent-style-name="Titre2" style:family="paragraph">
      <style:paragraph-properties fo:text-align="justify"/>
      <style:text-properties fo:font-size="36pt" style:font-size-asian="36pt" style:font-size-complex="36pt"/>
    </style:style>
    <style:style style:name="P173" style:parent-style-name="Normal" style:family="paragraph">
      <style:paragraph-properties fo:text-align="justify"/>
    </style:style>
    <style:style style:name="T174" style:parent-style-name="Policepardéfaut" style:family="text">
      <style:text-properties fo:font-size="36pt" style:font-size-asian="36pt" style:font-size-complex="36pt"/>
    </style:style>
    <style:style style:name="T175" style:parent-style-name="Policepardéfaut" style:family="text">
      <style:text-properties fo:font-size="36pt" style:font-size-asian="36pt" style:font-size-complex="36pt"/>
    </style:style>
    <style:style style:name="T176" style:parent-style-name="Policepardéfaut" style:family="text">
      <style:text-properties fo:font-weight="bold" style:font-weight-asian="bold" style:font-weight-complex="bold" fo:font-size="36pt" style:font-size-asian="36pt" style:font-size-complex="36pt"/>
    </style:style>
    <style:style style:name="T177" style:parent-style-name="Policepardéfaut" style:family="text">
      <style:text-properties fo:font-size="36pt" style:font-size-asian="36pt" style:font-size-complex="36pt"/>
    </style:style>
    <style:style style:name="T178" style:parent-style-name="Policepardéfaut" style:family="text">
      <style:text-properties fo:font-weight="bold" style:font-weight-asian="bold" style:font-weight-complex="bold" fo:font-size="36pt" style:font-size-asian="36pt" style:font-size-complex="36pt"/>
    </style:style>
    <style:style style:name="T179" style:parent-style-name="Policepardéfaut" style:family="text">
      <style:text-properties fo:font-size="36pt" style:font-size-asian="36pt" style:font-size-complex="36pt"/>
    </style:style>
    <style:style style:name="T180" style:parent-style-name="Policepardéfaut" style:family="text">
      <style:text-properties fo:font-size="36pt" style:font-size-asian="36pt" style:font-size-complex="36pt"/>
    </style:style>
    <style:style style:name="T181" style:parent-style-name="Policepardéfaut" style:family="text">
      <style:text-properties fo:font-size="36pt" style:font-size-asian="36pt" style:font-size-complex="36pt"/>
    </style:style>
    <style:style style:name="T182" style:parent-style-name="Policepardéfaut" style:family="text">
      <style:text-properties fo:font-size="36pt" style:font-size-asian="36pt" style:font-size-complex="36pt"/>
    </style:style>
    <style:style style:name="P183"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36pt" style:font-size-asian="36pt" style:font-size-complex="36pt"/>
    </style:style>
    <style:style style:name="P184" style:parent-style-name="Titre2" style:family="paragraph">
      <style:paragraph-properties fo:text-align="justify"/>
      <style:text-properties fo:font-size="36pt" style:font-size-asian="36pt" style:font-size-complex="36pt"/>
    </style:style>
    <style:style style:name="P185" style:parent-style-name="Normal" style:family="paragraph">
      <style:paragraph-properties fo:text-align="justify"/>
      <style:text-properties fo:font-size="36pt" style:font-size-asian="36pt" style:font-size-complex="36pt"/>
    </style:style>
    <style:style style:name="P186" style:parent-style-name="Normal" style:list-style-name="LFO7" style:family="paragraph">
      <style:paragraph-properties fo:text-align="justify"/>
    </style:style>
    <style:style style:name="T187" style:parent-style-name="Policepardéfaut" style:family="text">
      <style:text-properties fo:font-weight="bold" style:font-weight-asian="bold" style:font-weight-complex="bold" fo:font-size="36pt" style:font-size-asian="36pt" style:font-size-complex="36pt"/>
    </style:style>
    <style:style style:name="T188" style:parent-style-name="Policepardéfaut" style:family="text">
      <style:text-properties fo:font-size="36pt" style:font-size-asian="36pt" style:font-size-complex="36pt"/>
    </style:style>
    <style:style style:name="P189" style:parent-style-name="Normal" style:list-style-name="LFO7" style:family="paragraph">
      <style:paragraph-properties fo:text-align="justify"/>
      <style:text-properties fo:font-size="36pt" style:font-size-asian="36pt" style:font-size-complex="36pt"/>
    </style:style>
    <style:style style:name="P190" style:parent-style-name="Normal" style:list-style-name="LFO7" style:family="paragraph">
      <style:paragraph-properties fo:text-align="justify"/>
    </style:style>
    <style:style style:name="T191" style:parent-style-name="Policepardéfaut" style:family="text">
      <style:text-properties fo:font-weight="bold" style:font-weight-asian="bold" style:font-weight-complex="bold" fo:font-size="36pt" style:font-size-asian="36pt" style:font-size-complex="36pt"/>
    </style:style>
    <style:style style:name="T192" style:parent-style-name="Policepardéfaut" style:family="text">
      <style:text-properties fo:font-size="36pt" style:font-size-asian="36pt" style:font-size-complex="36pt"/>
    </style:style>
    <style:style style:name="T193" style:parent-style-name="Policepardéfaut" style:family="text">
      <style:text-properties fo:font-size="36pt" style:font-size-asian="36pt" style:font-size-complex="36pt"/>
    </style:style>
    <style:style style:name="T194" style:parent-style-name="Policepardéfaut" style:family="text">
      <style:text-properties fo:font-size="36pt" style:font-size-asian="36pt" style:font-size-complex="36pt"/>
    </style:style>
    <style:style style:name="T195" style:parent-style-name="Policepardéfaut" style:family="text">
      <style:text-properties fo:font-size="36pt" style:font-size-asian="36pt" style:font-size-complex="36pt"/>
    </style:style>
    <style:style style:name="T196" style:parent-style-name="Policepardéfaut" style:family="text">
      <style:text-properties fo:font-size="36pt" style:font-size-asian="36pt" style:font-size-complex="36pt" style:text-underline-type="double" style:text-underline-style="solid" style:text-underline-width="auto" style:text-underline-mode="continuous"/>
    </style:style>
    <style:style style:name="T197" style:parent-style-name="Policepardéfaut" style:family="text">
      <style:text-properties fo:font-size="36pt" style:font-size-asian="36pt" style:font-size-complex="36pt"/>
    </style:style>
    <style:style style:name="P198" style:parent-style-name="Normal" style:list-style-name="LFO7" style:family="paragraph">
      <style:paragraph-properties fo:text-align="justify"/>
    </style:style>
    <style:style style:name="T199" style:parent-style-name="Policepardéfaut" style:family="text">
      <style:text-properties fo:font-weight="bold" style:font-weight-asian="bold" style:font-weight-complex="bold" fo:font-size="36pt" style:font-size-asian="36pt" style:font-size-complex="36pt"/>
    </style:style>
    <style:style style:name="T200" style:parent-style-name="Policepardéfaut" style:family="text">
      <style:text-properties fo:font-size="36pt" style:font-size-asian="36pt" style:font-size-complex="36pt"/>
    </style:style>
    <style:style style:name="T201" style:parent-style-name="Policepardéfaut" style:family="text">
      <style:text-properties fo:font-size="36pt" style:font-size-asian="36pt" style:font-size-complex="36pt"/>
    </style:style>
    <style:style style:name="T202" style:parent-style-name="Policepardéfaut" style:family="text">
      <style:text-properties fo:font-size="36pt" style:font-size-asian="36pt" style:font-size-complex="36pt"/>
    </style:style>
    <style:style style:name="T203" style:parent-style-name="Policepardéfaut" style:family="text">
      <style:text-properties fo:font-size="36pt" style:font-size-asian="36pt" style:font-size-complex="36pt"/>
    </style:style>
    <style:style style:name="T204" style:parent-style-name="Policepardéfaut" style:family="text">
      <style:text-properties fo:font-size="36pt" style:font-size-asian="36pt" style:font-size-complex="36pt"/>
    </style:style>
    <style:style style:name="T205" style:parent-style-name="Policepardéfaut" style:family="text">
      <style:text-properties fo:font-size="36pt" style:font-size-asian="36pt" style:font-size-complex="36pt"/>
    </style:style>
    <style:style style:name="T206" style:parent-style-name="Policepardéfaut" style:family="text">
      <style:text-properties fo:font-size="36pt" style:font-size-asian="36pt" style:font-size-complex="36pt"/>
    </style:style>
    <style:style style:name="T207" style:parent-style-name="Policepardéfaut" style:family="text">
      <style:text-properties fo:font-size="36pt" style:font-size-asian="36pt" style:font-size-complex="36pt"/>
    </style:style>
    <style:style style:name="T208" style:parent-style-name="Policepardéfaut" style:family="text">
      <style:text-properties fo:font-size="36pt" style:font-size-asian="36pt" style:font-size-complex="36pt"/>
    </style:style>
    <style:style style:name="T209" style:parent-style-name="Policepardéfaut" style:family="text">
      <style:text-properties fo:font-size="36pt" style:font-size-asian="36pt" style:font-size-complex="36pt"/>
    </style:style>
    <style:style style:name="T210" style:parent-style-name="Policepardéfaut" style:family="text">
      <style:text-properties fo:font-size="36pt" style:font-size-asian="36pt" style:font-size-complex="36pt"/>
    </style:style>
    <style:style style:name="T211" style:parent-style-name="Policepardéfaut" style:family="text">
      <style:text-properties fo:font-weight="bold" style:font-weight-asian="bold" style:font-weight-complex="bold" fo:font-size="36pt" style:font-size-asian="36pt" style:font-size-complex="36pt"/>
    </style:style>
    <style:style style:name="T212" style:parent-style-name="Policepardéfaut" style:family="text">
      <style:text-properties fo:font-size="36pt" style:font-size-asian="36pt" style:font-size-complex="36pt"/>
    </style:style>
    <style:style style:name="T213" style:parent-style-name="Policepardéfaut" style:family="text">
      <style:text-properties fo:font-size="36pt" style:font-size-asian="36pt" style:font-size-complex="36pt"/>
    </style:style>
    <style:style style:name="P214" style:parent-style-name="Normal" style:list-style-name="LFO7" style:family="paragraph">
      <style:paragraph-properties fo:text-align="justify"/>
    </style:style>
    <style:style style:name="T215" style:parent-style-name="Policepardéfaut" style:family="text">
      <style:text-properties fo:font-weight="bold" style:font-weight-asian="bold" style:font-weight-complex="bold" fo:font-size="36pt" style:font-size-asian="36pt" style:font-size-complex="36pt"/>
    </style:style>
    <style:style style:name="T216" style:parent-style-name="Policepardéfaut" style:family="text">
      <style:text-properties fo:font-size="36pt" style:font-size-asian="36pt" style:font-size-complex="36pt"/>
    </style:style>
    <style:style style:name="T217" style:parent-style-name="Policepardéfaut" style:family="text">
      <style:text-properties fo:font-size="36pt" style:font-size-asian="36pt" style:font-size-complex="36pt"/>
    </style:style>
    <style:style style:name="T218" style:parent-style-name="Policepardéfaut" style:family="text">
      <style:text-properties fo:font-size="36pt" style:font-size-asian="36pt" style:font-size-complex="36pt"/>
    </style:style>
    <style:style style:name="T219" style:parent-style-name="Policepardéfaut" style:family="text">
      <style:text-properties fo:font-size="36pt" style:font-size-asian="36pt" style:font-size-complex="36pt"/>
    </style:style>
    <style:style style:name="P220" style:parent-style-name="Normal" style:family="paragraph">
      <style:paragraph-properties fo:text-align="justify"/>
      <style:text-properties fo:font-size="36pt" style:font-size-asian="36pt" style:font-size-complex="36pt"/>
    </style:style>
    <style:style style:name="P221" style:parent-style-name="Titre1" style:family="paragraph">
      <style:paragraph-properties fo:text-align="justify"/>
      <style:text-properties fo:font-size="36pt" style:font-size-asian="36pt" style:font-size-complex="36pt"/>
    </style:style>
    <style:style style:name="P222" style:parent-style-name="Normal" style:family="paragraph">
      <style:paragraph-properties fo:text-align="justify"/>
      <style:text-properties fo:font-size="36pt" style:font-size-asian="36pt" style:font-size-complex="36pt"/>
    </style:style>
    <style:style style:name="P223" style:parent-style-name="Normal" style:family="paragraph">
      <style:paragraph-properties fo:text-align="justify"/>
      <style:text-properties fo:font-size="36pt" style:font-size-asian="36pt" style:font-size-complex="36pt"/>
    </style:style>
    <style:style style:name="P224" style:parent-style-name="Normal" style:family="paragraph">
      <style:paragraph-properties fo:text-align="justify"/>
      <style:text-properties fo:font-size="36pt" style:font-size-asian="36pt" style:font-size-complex="36pt"/>
    </style:style>
    <style:style style:name="P225" style:parent-style-name="Normal" style:family="paragraph">
      <style:paragraph-properties fo:text-align="justify"/>
      <style:text-properties fo:font-size="36pt" style:font-size-asian="36pt" style:font-size-complex="36pt"/>
    </style:style>
    <style:style style:name="P226" style:parent-style-name="Titre1" style:family="paragraph">
      <style:paragraph-properties fo:text-align="justify"/>
      <style:text-properties fo:font-size="36pt" style:font-size-asian="36pt" style:font-size-complex="36pt"/>
    </style:style>
    <style:style style:name="P227" style:parent-style-name="Titre2" style:family="paragraph">
      <style:paragraph-properties fo:text-align="justify"/>
      <style:text-properties fo:font-size="36pt" style:font-size-asian="36pt" style:font-size-complex="36pt"/>
    </style:style>
    <style:style style:name="P228" style:parent-style-name="Titre3" style:family="paragraph">
      <style:paragraph-properties fo:text-align="justify"/>
      <style:text-properties fo:font-size="36pt" style:font-size-asian="36pt" style:font-size-complex="36pt"/>
    </style:style>
    <style:style style:name="TableColumn230" style:family="table-column">
      <style:table-column-properties style:column-width="2.9868in"/>
    </style:style>
    <style:style style:name="TableColumn231" style:family="table-column">
      <style:table-column-properties style:column-width="1.884in"/>
    </style:style>
    <style:style style:name="TableColumn232" style:family="table-column">
      <style:table-column-properties style:column-width="0.6118in"/>
    </style:style>
    <style:style style:name="TableColumn233" style:family="table-column">
      <style:table-column-properties style:column-width="0.8104in"/>
    </style:style>
    <style:style style:name="Table229" style:family="table">
      <style:table-properties style:width="6.293in" fo:margin-left="0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fo:font-size="36pt" style:font-size-asian="36pt" style:font-size-complex="36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fo:font-size="36pt" style:font-size-asian="36pt" style:font-size-complex="36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fo:font-size="36pt" style:font-size-asian="36pt" style:font-size-complex="36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fo:font-size="36pt" style:font-size-asian="36pt" style:font-size-complex="36p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text-properties fo:font-size="36pt" style:font-size-asian="36pt" style:font-size-complex="36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fo:font-size="36pt" style:font-size-asian="36pt" style:font-size-complex="36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fo:font-size="36pt" style:font-size-asian="36pt" style:font-size-complex="36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fo:font-size="36pt" style:font-size-asian="36pt" style:font-size-complex="36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fo:font-size="36pt" style:font-size-asian="36pt" style:font-size-complex="36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text-properties fo:font-size="36pt" style:font-size-asian="36pt" style:font-size-complex="36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text-properties fo:font-size="36pt" style:font-size-asian="36pt" style:font-size-complex="36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text-properties fo:font-size="36pt" style:font-size-asian="36pt" style:font-size-complex="36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fo:font-size="36pt" style:font-size-asian="36pt" style:font-size-complex="36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fo:font-size="36pt" style:font-size-asian="36pt" style:font-size-complex="36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fo:font-size="36pt" style:font-size-asian="36pt" style:font-size-complex="36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fo:font-size="36pt" style:font-size-asian="36pt" style:font-size-complex="36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fo:font-size="36pt" style:font-size-asian="36pt" style:font-size-complex="36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fo:font-size="36pt" style:font-size-asian="36pt" style:font-size-complex="36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fo:font-size="36pt" style:font-size-asian="36pt" style:font-size-complex="36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fo:font-size="36pt" style:font-size-asian="36pt" style:font-size-complex="36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fo:margin-bottom="0in" fo:line-height="100%"/>
      <style:text-properties fo:font-size="36pt" style:font-size-asian="36pt" style:font-size-complex="36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fo:font-size="36pt" style:font-size-asian="36pt" style:font-size-complex="36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justify" fo:margin-bottom="0in" fo:line-height="100%"/>
      <style:text-properties fo:font-size="36pt" style:font-size-asian="36pt" style:font-size-complex="36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font-size="36pt" style:font-size-asian="36pt" style:font-size-complex="36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text-properties fo:font-size="36pt" style:font-size-asian="36pt" style:font-size-complex="36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text-properties fo:font-size="36pt" style:font-size-asian="36pt" style:font-size-complex="36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text-properties fo:font-size="36pt" style:font-size-asian="36pt" style:font-size-complex="36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text-properties fo:font-size="36pt" style:font-size-asian="36pt" style:font-size-complex="36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text-properties fo:font-size="36pt" style:font-size-asian="36pt" style:font-size-complex="36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text-properties fo:font-size="36pt" style:font-size-asian="36pt" style:font-size-complex="36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text-properties fo:font-size="36pt" style:font-size-asian="36pt" style:font-size-complex="36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text-properties fo:font-size="36pt" style:font-size-asian="36pt" style:font-size-complex="36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text-properties fo:font-size="36pt" style:font-size-asian="36pt" style:font-size-complex="36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fo:font-size="36pt" style:font-size-asian="36pt" style:font-size-complex="36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fo:font-size="36pt" style:font-size-asian="36pt" style:font-size-complex="36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fo:font-size="36pt" style:font-size-asian="36pt" style:font-size-complex="36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fo:font-size="36pt" style:font-size-asian="36pt" style:font-size-complex="36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fo:font-size="36pt" style:font-size-asian="36pt" style:font-size-complex="36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fo:font-size="36pt" style:font-size-asian="36pt" style:font-size-complex="36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text-properties fo:font-size="36pt" style:font-size-asian="36pt" style:font-size-complex="36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fo:line-height="100%"/>
      <style:text-properties fo:font-size="36pt" style:font-size-asian="36pt" style:font-size-complex="36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text-properties fo:font-size="36pt" style:font-size-asian="36pt" style:font-size-complex="36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text-properties fo:font-size="36pt" style:font-size-asian="36pt" style:font-size-complex="36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text-properties fo:font-size="36pt" style:font-size-asian="36pt" style:font-size-complex="36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text-properties fo:font-size="36pt" style:font-size-asian="36pt" style:font-size-complex="36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text-properties fo:font-size="36pt" style:font-size-asian="36pt" style:font-size-complex="36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fo:font-size="36pt" style:font-size-asian="36pt" style:font-size-complex="36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text-properties fo:font-size="36pt" style:font-size-asian="36pt" style:font-size-complex="36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00%"/>
      <style:text-properties fo:font-size="36pt" style:font-size-asian="36pt" style:font-size-complex="36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text-properties fo:font-size="36pt" style:font-size-asian="36pt" style:font-size-complex="36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text-properties fo:font-size="36pt" style:font-size-asian="36pt" style:font-size-complex="36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text-properties fo:font-size="36pt" style:font-size-asian="36pt" style:font-size-complex="36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text-properties fo:font-size="36pt" style:font-size-asian="36pt" style:font-size-complex="36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fo:font-size="36pt" style:font-size-asian="36pt" style:font-size-complex="36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fo:font-size="36pt" style:font-size-asian="36pt" style:font-size-complex="36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text-properties fo:font-size="36pt" style:font-size-asian="36pt" style:font-size-complex="36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fo:font-size="36pt" style:font-size-asian="36pt" style:font-size-complex="36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fo:font-size="36pt" style:font-size-asian="36pt" style:font-size-complex="36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fo:font-size="36pt" style:font-size-asian="36pt" style:font-size-complex="36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fo:font-size="36pt" style:font-size-asian="36pt" style:font-size-complex="36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text-properties fo:font-size="36pt" style:font-size-asian="36pt" style:font-size-complex="36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text-properties fo:font-size="36pt" style:font-size-asian="36pt" style:font-size-complex="36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text-properties fo:font-size="36pt" style:font-size-asian="36pt" style:font-size-complex="36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fo:font-size="36pt" style:font-size-asian="36pt" style:font-size-complex="36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text-properties fo:font-size="36pt" style:font-size-asian="36pt" style:font-size-complex="36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text-properties fo:font-size="36pt" style:font-size-asian="36pt" style:font-size-complex="36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text-properties fo:font-size="36pt" style:font-size-asian="36pt" style:font-size-complex="36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fo:font-size="36pt" style:font-size-asian="36pt" style:font-size-complex="36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text-properties fo:font-size="36pt" style:font-size-asian="36pt" style:font-size-complex="36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text-properties fo:font-size="36pt" style:font-size-asian="36pt" style:font-size-complex="36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text-properties fo:font-size="36pt" style:font-size-asian="36pt" style:font-size-complex="36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text-properties fo:font-size="36pt" style:font-size-asian="36pt" style:font-size-complex="36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text-properties fo:font-size="36pt" style:font-size-asian="36pt" style:font-size-complex="36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text-properties fo:font-size="36pt" style:font-size-asian="36pt" style:font-size-complex="36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text-properties fo:font-size="36pt" style:font-size-asian="36pt" style:font-size-complex="36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fo:line-height="100%"/>
      <style:text-properties fo:font-size="36pt" style:font-size-asian="36pt" style:font-size-complex="36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fo:font-size="36pt" style:font-size-asian="36pt" style:font-size-complex="36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fo:font-size="36pt" style:font-size-asian="36pt" style:font-size-complex="36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text-properties fo:font-size="36pt" style:font-size-asian="36pt" style:font-size-complex="36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text-properties fo:font-size="36pt" style:font-size-asian="36pt" style:font-size-complex="36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text-properties fo:font-size="36pt" style:font-size-asian="36pt" style:font-size-complex="36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text-properties fo:font-size="36pt" style:font-size-asian="36pt" style:font-size-complex="36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text-properties fo:font-size="36pt" style:font-size-asian="36pt" style:font-size-complex="36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text-properties fo:font-size="36pt" style:font-size-asian="36pt" style:font-size-complex="36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text-properties fo:font-size="36pt" style:font-size-asian="36pt" style:font-size-complex="36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text-properties fo:font-size="36pt" style:font-size-asian="36pt" style:font-size-complex="36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text-properties fo:font-size="36pt" style:font-size-asian="36pt" style:font-size-complex="36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text-properties fo:font-size="36pt" style:font-size-asian="36pt" style:font-size-complex="36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text-properties fo:font-size="36pt" style:font-size-asian="36pt" style:font-size-complex="36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text-properties fo:font-size="36pt" style:font-size-asian="36pt" style:font-size-complex="36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text-properties fo:font-size="36pt" style:font-size-asian="36pt" style:font-size-complex="36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text-properties fo:font-size="36pt" style:font-size-asian="36pt" style:font-size-complex="36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in" fo:line-height="100%"/>
      <style:text-properties fo:font-size="36pt" style:font-size-asian="36pt" style:font-size-complex="36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text-properties fo:font-size="36pt" style:font-size-asian="36pt" style:font-size-complex="36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text-properties fo:font-size="36pt" style:font-size-asian="36pt" style:font-size-complex="36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text-properties fo:font-size="36pt" style:font-size-asian="36pt" style:font-size-complex="36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00%"/>
      <style:text-properties fo:font-size="36pt" style:font-size-asian="36pt" style:font-size-complex="36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fo:line-height="100%"/>
      <style:text-properties fo:font-size="36pt" style:font-size-asian="36pt" style:font-size-complex="36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text-properties fo:font-size="36pt" style:font-size-asian="36pt" style:font-size-complex="36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text-properties fo:font-size="36pt" style:font-size-asian="36pt" style:font-size-complex="36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text-properties fo:font-size="36pt" style:font-size-asian="36pt" style:font-size-complex="36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text-properties fo:font-size="36pt" style:font-size-asian="36pt" style:font-size-complex="36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fo:line-height="100%"/>
      <style:text-properties fo:font-size="36pt" style:font-size-asian="36pt" style:font-size-complex="36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text-properties fo:font-size="36pt" style:font-size-asian="36pt" style:font-size-complex="36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00%"/>
      <style:text-properties fo:font-size="36pt" style:font-size-asian="36pt" style:font-size-complex="36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text-properties fo:font-size="36pt" style:font-size-asian="36pt" style:font-size-complex="36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fo:line-height="100%"/>
      <style:text-properties fo:font-size="36pt" style:font-size-asian="36pt" style:font-size-complex="36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text-properties fo:font-size="36pt" style:font-size-asian="36pt" style:font-size-complex="36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text-properties fo:font-size="36pt" style:font-size-asian="36pt" style:font-size-complex="36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in" fo:line-height="100%"/>
      <style:text-properties fo:font-size="36pt" style:font-size-asian="36pt" style:font-size-complex="36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fo:line-height="100%"/>
      <style:text-properties fo:font-size="36pt" style:font-size-asian="36pt" style:font-size-complex="36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text-properties fo:font-size="36pt" style:font-size-asian="36pt" style:font-size-complex="36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text-properties fo:font-size="36pt" style:font-size-asian="36pt" style:font-size-complex="36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fo:line-height="100%"/>
      <style:text-properties fo:font-size="36pt" style:font-size-asian="36pt" style:font-size-complex="36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fo:line-height="100%"/>
      <style:text-properties fo:font-size="36pt" style:font-size-asian="36pt" style:font-size-complex="36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text-properties fo:font-size="36pt" style:font-size-asian="36pt" style:font-size-complex="36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text-properties fo:font-size="36pt" style:font-size-asian="36pt" style:font-size-complex="36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text-properties fo:font-size="36pt" style:font-size-asian="36pt" style:font-size-complex="36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fo:line-height="100%"/>
      <style:text-properties fo:font-size="36pt" style:font-size-asian="36pt" style:font-size-complex="36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fo:line-height="100%"/>
      <style:text-properties fo:font-size="36pt" style:font-size-asian="36pt" style:font-size-complex="36pt"/>
    </style:style>
    <style:style style:name="P504" style:parent-style-name="Normal" style:family="paragraph">
      <style:paragraph-properties fo:text-align="justify" fo:margin-bottom="0in" fo:line-height="100%"/>
      <style:text-properties fo:font-size="36pt" style:font-size-asian="36pt" style:font-size-complex="36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text-properties fo:font-size="36pt" style:font-size-asian="36pt" style:font-size-complex="36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text-properties fo:font-size="36pt" style:font-size-asian="36pt" style:font-size-complex="36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text-properties fo:font-size="36pt" style:font-size-asian="36pt" style:font-size-complex="36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text-properties fo:font-size="36pt" style:font-size-asian="36pt" style:font-size-complex="36pt"/>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justify" fo:margin-bottom="0in" fo:line-height="100%"/>
      <style:text-properties fo:font-size="36pt" style:font-size-asian="36pt" style:font-size-complex="36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fo:font-size="36pt" style:font-size-asian="36pt" style:font-size-complex="36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text-properties fo:font-size="36pt" style:font-size-asian="36pt" style:font-size-complex="36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fo:font-size="36pt" style:font-size-asian="36pt" style:font-size-complex="36p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text-properties fo:font-size="36pt" style:font-size-asian="36pt" style:font-size-complex="36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text-properties fo:font-size="36pt" style:font-size-asian="36pt" style:font-size-complex="36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fo:font-size="36pt" style:font-size-asian="36pt" style:font-size-complex="36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text-properties fo:font-size="36pt" style:font-size-asian="36pt" style:font-size-complex="36p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text-properties fo:font-size="36pt" style:font-size-asian="36pt" style:font-size-complex="36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text-properties fo:font-size="36pt" style:font-size-asian="36pt" style:font-size-complex="36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text-properties fo:font-size="36pt" style:font-size-asian="36pt" style:font-size-complex="36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text-properties fo:font-size="36pt" style:font-size-asian="36pt" style:font-size-complex="36p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fo:line-height="100%"/>
      <style:text-properties fo:font-size="36pt" style:font-size-asian="36pt" style:font-size-complex="36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text-properties fo:font-size="36pt" style:font-size-asian="36pt" style:font-size-complex="36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text-properties fo:font-size="36pt" style:font-size-asian="36pt" style:font-size-complex="36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text-properties fo:font-size="36pt" style:font-size-asian="36pt" style:font-size-complex="36p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text-properties fo:font-size="36pt" style:font-size-asian="36pt" style:font-size-complex="36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text-properties fo:font-size="36pt" style:font-size-asian="36pt" style:font-size-complex="36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text-properties fo:font-size="36pt" style:font-size-asian="36pt" style:font-size-complex="36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00%"/>
      <style:text-properties fo:font-size="36pt" style:font-size-asian="36pt" style:font-size-complex="36p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text-properties fo:font-size="36pt" style:font-size-asian="36pt" style:font-size-complex="36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text-properties fo:font-size="36pt" style:font-size-asian="36pt" style:font-size-complex="36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text-properties fo:font-size="36pt" style:font-size-asian="36pt" style:font-size-complex="36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text-properties fo:font-size="36pt" style:font-size-asian="36pt" style:font-size-complex="36p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text-properties fo:font-size="36pt" style:font-size-asian="36pt" style:font-size-complex="36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text-properties fo:font-size="36pt" style:font-size-asian="36pt" style:font-size-complex="36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text-properties fo:font-size="36pt" style:font-size-asian="36pt" style:font-size-complex="36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text-properties fo:font-size="36pt" style:font-size-asian="36pt" style:font-size-complex="36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fo:margin-bottom="0in" fo:line-height="100%"/>
      <style:text-properties fo:font-size="36pt" style:font-size-asian="36pt" style:font-size-complex="36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text-properties fo:font-size="36pt" style:font-size-asian="36pt" style:font-size-complex="36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text-properties fo:font-size="36pt" style:font-size-asian="36pt" style:font-size-complex="36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text-properties fo:font-size="36pt" style:font-size-asian="36pt" style:font-size-complex="36p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text-properties fo:font-size="36pt" style:font-size-asian="36pt" style:font-size-complex="36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text-properties fo:font-size="36pt" style:font-size-asian="36pt" style:font-size-complex="36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text-properties fo:font-size="36pt" style:font-size-asian="36pt" style:font-size-complex="36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text-properties fo:font-size="36pt" style:font-size-asian="36pt" style:font-size-complex="36pt"/>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text-properties fo:font-size="36pt" style:font-size-asian="36pt" style:font-size-complex="36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text-properties fo:font-size="36pt" style:font-size-asian="36pt" style:font-size-complex="36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text-properties fo:font-size="36pt" style:font-size-asian="36pt" style:font-size-complex="36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text-properties fo:font-size="36pt" style:font-size-asian="36pt" style:font-size-complex="36pt"/>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text-properties fo:font-size="36pt" style:font-size-asian="36pt" style:font-size-complex="36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text-properties fo:font-size="36pt" style:font-size-asian="36pt" style:font-size-complex="36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text-properties fo:font-size="36pt" style:font-size-asian="36pt" style:font-size-complex="36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text-properties fo:font-size="36pt" style:font-size-asian="36pt" style:font-size-complex="36p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text-properties fo:font-size="36pt" style:font-size-asian="36pt" style:font-size-complex="36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text-properties fo:font-size="36pt" style:font-size-asian="36pt" style:font-size-complex="36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text-properties fo:font-size="36pt" style:font-size-asian="36pt" style:font-size-complex="36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text-properties fo:font-size="36pt" style:font-size-asian="36pt" style:font-size-complex="36p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text-properties fo:font-size="36pt" style:font-size-asian="36pt" style:font-size-complex="36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text-properties fo:font-size="36pt" style:font-size-asian="36pt" style:font-size-complex="36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text-properties fo:font-size="36pt" style:font-size-asian="36pt" style:font-size-complex="36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text-properties fo:font-size="36pt" style:font-size-asian="36pt" style:font-size-complex="36pt"/>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text-properties fo:font-size="36pt" style:font-size-asian="36pt" style:font-size-complex="36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00%"/>
      <style:text-properties fo:font-size="36pt" style:font-size-asian="36pt" style:font-size-complex="36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text-properties fo:font-size="36pt" style:font-size-asian="36pt" style:font-size-complex="36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text-properties fo:font-size="36pt" style:font-size-asian="36pt" style:font-size-complex="36p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text-properties fo:font-size="36pt" style:font-size-asian="36pt" style:font-size-complex="36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text-properties fo:font-size="36pt" style:font-size-asian="36pt" style:font-size-complex="36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text-properties fo:font-size="36pt" style:font-size-asian="36pt" style:font-size-complex="36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text-properties fo:font-size="36pt" style:font-size-asian="36pt" style:font-size-complex="36p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text-properties fo:font-size="36pt" style:font-size-asian="36pt" style:font-size-complex="36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text-properties fo:font-size="36pt" style:font-size-asian="36pt" style:font-size-complex="36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text-properties fo:font-size="36pt" style:font-size-asian="36pt" style:font-size-complex="36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text-properties fo:font-size="36pt" style:font-size-asian="36pt" style:font-size-complex="36pt"/>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justify" fo:margin-bottom="0in" fo:line-height="100%"/>
      <style:text-properties fo:font-size="36pt" style:font-size-asian="36pt" style:font-size-complex="36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justify" fo:margin-bottom="0in" fo:line-height="100%"/>
      <style:text-properties fo:font-size="36pt" style:font-size-asian="36pt" style:font-size-complex="36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justify" fo:margin-bottom="0in" fo:line-height="100%"/>
      <style:text-properties fo:font-size="36pt" style:font-size-asian="36pt" style:font-size-complex="36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text-properties fo:font-size="36pt" style:font-size-asian="36pt" style:font-size-complex="36p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text-properties fo:font-size="36pt" style:font-size-asian="36pt" style:font-size-complex="36pt"/>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bottom="0in" fo:line-height="100%"/>
      <style:text-properties fo:font-size="36pt" style:font-size-asian="36pt" style:font-size-complex="36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bottom="0in" fo:line-height="100%"/>
      <style:text-properties fo:font-size="36pt" style:font-size-asian="36pt" style:font-size-complex="36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in" fo:line-height="100%"/>
      <style:text-properties fo:font-size="36pt" style:font-size-asian="36pt" style:font-size-complex="36pt"/>
    </style:style>
    <style:style style:name="P676" style:parent-style-name="Normal" style:family="paragraph">
      <style:paragraph-properties fo:text-align="justify"/>
      <style:text-properties fo:font-size="36pt" style:font-size-asian="36pt" style:font-size-complex="36pt"/>
    </style:style>
    <style:style style:name="P677" style:parent-style-name="Titre2" style:family="paragraph">
      <style:paragraph-properties fo:text-align="justify"/>
      <style:text-properties fo:font-size="36pt" style:font-size-asian="36pt" style:font-size-complex="36pt"/>
    </style:style>
    <style:style style:name="P678" style:parent-style-name="Paragraphedeliste" style:list-style-name="LFO2" style:family="paragraph">
      <style:paragraph-properties fo:text-align="justify"/>
      <style:text-properties fo:font-size="36pt" style:font-size-asian="36pt" style:font-size-complex="36pt"/>
    </style:style>
    <style:style style:name="P679" style:parent-style-name="Paragraphedeliste" style:list-style-name="LFO2" style:family="paragraph">
      <style:paragraph-properties fo:text-align="justify"/>
      <style:text-properties fo:font-size="36pt" style:font-size-asian="36pt" style:font-size-complex="36pt"/>
    </style:style>
    <style:style style:name="P680" style:parent-style-name="Paragraphedeliste" style:list-style-name="LFO2" style:family="paragraph">
      <style:paragraph-properties fo:text-align="justify"/>
      <style:text-properties fo:font-size="36pt" style:font-size-asian="36pt" style:font-size-complex="36pt"/>
    </style:style>
    <style:style style:name="P681" style:parent-style-name="Paragraphedeliste" style:list-style-name="LFO2" style:family="paragraph">
      <style:paragraph-properties fo:text-align="justify"/>
      <style:text-properties fo:font-size="36pt" style:font-size-asian="36pt" style:font-size-complex="36pt"/>
    </style:style>
    <style:style style:name="P682" style:parent-style-name="Paragraphedeliste" style:list-style-name="LFO2" style:family="paragraph">
      <style:paragraph-properties fo:text-align="justify"/>
      <style:text-properties fo:font-size="36pt" style:font-size-asian="36pt" style:font-size-complex="36pt"/>
    </style:style>
    <style:style style:name="P683" style:parent-style-name="Paragraphedeliste" style:list-style-name="LFO2" style:family="paragraph">
      <style:paragraph-properties fo:text-align="justify"/>
      <style:text-properties fo:font-size="36pt" style:font-size-asian="36pt" style:font-size-complex="36pt"/>
    </style:style>
    <style:style style:name="P684" style:parent-style-name="Paragraphedeliste" style:list-style-name="LFO2" style:family="paragraph">
      <style:paragraph-properties fo:text-align="justify"/>
      <style:text-properties fo:font-size="36pt" style:font-size-asian="36pt" style:font-size-complex="36pt"/>
    </style:style>
    <style:style style:name="P685" style:parent-style-name="Paragraphedeliste" style:list-style-name="LFO2" style:family="paragraph">
      <style:paragraph-properties fo:text-align="justify"/>
      <style:text-properties fo:font-size="36pt" style:font-size-asian="36pt" style:font-size-complex="36pt"/>
    </style:style>
    <style:style style:name="P686" style:parent-style-name="Paragraphedeliste" style:list-style-name="LFO2" style:family="paragraph">
      <style:paragraph-properties fo:text-align="justify"/>
      <style:text-properties fo:font-size="36pt" style:font-size-asian="36pt" style:font-size-complex="36pt"/>
    </style:style>
    <style:style style:name="P687" style:parent-style-name="Paragraphedeliste" style:list-style-name="LFO2" style:family="paragraph">
      <style:paragraph-properties fo:text-align="justify"/>
      <style:text-properties fo:font-size="36pt" style:font-size-asian="36pt" style:font-size-complex="36pt"/>
    </style:style>
    <style:style style:name="P688" style:parent-style-name="Paragraphedeliste" style:list-style-name="LFO2" style:family="paragraph">
      <style:paragraph-properties fo:text-align="justify"/>
      <style:text-properties fo:font-size="36pt" style:font-size-asian="36pt" style:font-size-complex="36pt"/>
    </style:style>
    <style:style style:name="P689" style:parent-style-name="Paragraphedeliste" style:list-style-name="LFO2" style:family="paragraph">
      <style:paragraph-properties fo:text-align="justify"/>
      <style:text-properties fo:font-size="36pt" style:font-size-asian="36pt" style:font-size-complex="36pt"/>
    </style:style>
    <style:style style:name="P690" style:parent-style-name="Paragraphedeliste" style:list-style-name="LFO2" style:family="paragraph">
      <style:paragraph-properties fo:text-align="justify"/>
      <style:text-properties fo:font-size="36pt" style:font-size-asian="36pt" style:font-size-complex="36pt"/>
    </style:style>
    <style:style style:name="P691" style:parent-style-name="Paragraphedeliste" style:list-style-name="LFO2" style:family="paragraph">
      <style:paragraph-properties fo:text-align="justify"/>
      <style:text-properties fo:font-size="36pt" style:font-size-asian="36pt" style:font-size-complex="36pt"/>
    </style:style>
    <style:style style:name="P692" style:parent-style-name="Paragraphedeliste" style:list-style-name="LFO2" style:family="paragraph">
      <style:paragraph-properties fo:text-align="justify"/>
      <style:text-properties fo:font-size="36pt" style:font-size-asian="36pt" style:font-size-complex="36pt"/>
    </style:style>
    <style:style style:name="P693" style:parent-style-name="Paragraphedeliste" style:list-style-name="LFO2" style:family="paragraph">
      <style:paragraph-properties fo:text-align="justify"/>
      <style:text-properties fo:font-size="36pt" style:font-size-asian="36pt" style:font-size-complex="36pt"/>
    </style:style>
  </office:automatic-styles>
  <office:body>
    <office:text text:use-soft-page-breaks="true">
      <text:p text:style-name="P1">Projet fil rouge CDA – « Pokémort »</text:p>
      <text:p text:style-name="P2"/>
      <text:h text:style-name="P3" text:outline-level="1"><text:bookmark-start text:name="_Toc183161805"/><text:bookmark-start text:name="_Toc185590447"/>Problématique<text:bookmark-end text:name="_Toc183161805"/><text:bookmark-end text:name="_Toc185590447"/></text:h>
      <text:p text:style-name="P4">De nombreux fans ou anciens fans du jeu Pokémon ont investi des dizaines voire des centaines d’heures sur le jeu Pokémon. Beaucoup ont passé des moments à jouer en mode solo. D’autres, sur des versions plus récentes, ont commencé à affronter<text:s/><text:soft-page-break/>leurs adversaires en mode multijoueur. Cet engouement a été international et a même séduit la France, dans des communautés de type « Pokémon generation ».<text:s/></text:p>
      <text:p text:style-name="P5">Aujourd’hui, beaucoup de fans ne jouent plus à ce jeu. Ces fans ont pris d’autres directions dans la vie que de jouer à des jeux vidéo. C’est pourquoi il serait intéressant de leur proposer une<text:s/><text:soft-page-break/>expérience dans laquelle ils seraient à l’aise, sans pour autant avoir besoin de s’engager sur une trop longue durée.</text:p>
      <text:p text:style-name="P6">Un « nuzlocke challenge » est un mode de jeu pokémon où les restrictions suivantes s’appliquent au jeu :</text:p>
      <text:list text:style-name="LFO1" text:continue-numbering="true">
        <text:list-item>
          <text:p text:style-name="P7">Un pokémon KO est « mort » et disparaît de la liste des pokémons du dresseur</text:p>
        </text:list-item>
        <text:list-item>
          <text:p text:style-name="P8">Il n’est possible de capturer qu’un unique Pokémon par séquence de jeu</text:p>
        </text:list-item>
      </text:list>
      <text:p text:style-name="P9">De plus, le jeu ne comprend pas des séquences où on se promène sur des cartes, afin que le joueur ne se concentre que sur les combats.<text:s/></text:p>
      <text:p text:style-name="P10">Ainsi, tous les combats contre les monstres sauvages ou les dresseurs vont aller jusqu’à lui. Il va<text:s/><text:soft-page-break/>enchaîner des combats qu’il devra toujours gagner. S’il en perd un seul, la partie se termine.</text:p>
      <text:p text:style-name="P11">Au contraire, s’il gagne de plus en plus, des objets bonus lui seront offerts et il pourra soigner ses pokémons blessés !<text:s/></text:p>
      <text:p text:style-name="P12"/>
      <text:h text:style-name="P13" text:outline-level="1"><text:bookmark-start text:name="_Toc183161806"/><text:bookmark-start text:name="_Toc185590448"/>A qui s’adresse le projet ?<text:bookmark-end text:name="_Toc183161806"/><text:bookmark-end text:name="_Toc185590448"/><text:s/></text:h>
      <text:p text:style-name="P14">Tous les anciens fans du jeu pourront jouer à ce jeu, sans<text:s/><text:soft-page-break/>aucune difficulté. Quant aux autres, ils pourront apprendre les bases du jeu, grâce à un guide.</text:p>
      <text:h text:style-name="P15" text:outline-level="1"><text:bookmark-start text:name="_Toc183161807"/><text:bookmark-start text:name="_Toc185590449"/>Fonctionnalités principales<text:bookmark-end text:name="_Toc183161807"/><text:bookmark-end text:name="_Toc185590449"/></text:h>
      <text:list text:style-name="LFO2" text:continue-numbering="true">
        <text:list-item>
          <text:p text:style-name="P16">Initialiser l’aventure</text:p>
        </text:list-item>
        <text:list-item>
          <text:p text:style-name="P17">Consulter la liste des pokémons que le dresseur détient<text:s/></text:p>
        </text:list-item>
        <text:list-item>
          <text:p text:style-name="P18">Consulter la liste des pokémons déjà rencontrés</text:p>
        </text:list-item>
        <text:list-item>
          <text:p text:style-name="P19"><text:bookmark-start text:name="_Hlk185587275"/>Démarrer et charger les données d’un combat</text:p>
        </text:list-item>
        <text:list-item>
          <text:p text:style-name="P20"><text:bookmark-start text:name="_Hlk185588508"/><text:bookmark-end text:name="_Hlk185587275"/><text:soft-page-break/>Décider d’une attaque sur le dresseur adverse</text:p>
        </text:list-item>
        <text:list-item>
          <text:p text:style-name="P21"><text:bookmark-end text:name="_Hlk185588508"/>Evaluer les dommages d’une attaque d’un dresseur</text:p>
        </text:list-item>
        <text:list-item>
          <text:p text:style-name="P22">Estimer la priorité des actions dans un combat</text:p>
        </text:list-item>
        <text:list-item>
          <text:p text:style-name="P23">Calculer les effets de l’action d’un joueur ou d’un opposant</text:p>
        </text:list-item>
        <text:list-item>
          <text:p text:style-name="P24">Changer de pokémon en cours de combat, que ce<text:s/><text:soft-page-break/>soit pour le dresseur ou l’attaquant</text:p>
        </text:list-item>
        <text:list-item>
          <text:p text:style-name="P25">Tenter de capturer un pokémon (uniquement un pokémon sauvage)</text:p>
        </text:list-item>
        <text:list-item>
          <text:p text:style-name="P26">Prendre la fuite face à un pokémon sauvage</text:p>
        </text:list-item>
        <text:list-item>
          <text:p text:style-name="P27">Suggérer des stratégies par infobulle pour celui qui débute réellement le jeu</text:p>
        </text:list-item>
        <text:list-item>
          <text:p text:style-name="P28">Calculer l’expérience gagné lorsque le dresseur a battu un pokémon adverse</text:p>
        </text:list-item>
        <text:list-item>
          <text:p text:style-name="P29">Décider de la séquence d’apparition des dresseurs ou des pokémons</text:p>
        </text:list-item>
      </text:list>
      <text:h text:style-name="P30" text:outline-level="1"><text:bookmark-start text:name="_Toc185590450"/>Détail des Fonctionnalités<text:bookmark-end text:name="_Toc185590450"/></text:h>
      <text:h text:style-name="P31" text:outline-level="2"><text:bookmark-start text:name="_Toc185590451"/>Initialiser l’aventure<text:bookmark-end text:name="_Toc185590451"/></text:h>
      <text:p text:style-name="P32">Un écran d’introduction présente brièvement le défi Nuzlocke et ses règles principales (perte définitive des Pokémon KO et capture<text:s/>possible d’un<text:s/>unique<text:s/>pokémon<text:s/>par zone). Le joueur nomme ensuite son<text:s/><text:soft-page-break/>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text:s/><text:soft-page-break/>d’une heure d’inactivité réinitialise la partie.</text:p>
      <text:h text:style-name="P33" text:outline-level="2"><text:bookmark-start text:name="_Toc185590452"/>Consulter la liste des pokémons du dresseur<text:bookmark-end text:name="_Toc185590452"/></text:h>
      <text:p text:style-name="P34">Consulter la liste des Pokémon permet au joueur d'accéder à une vue d'ensemble de ses Pokémons capturés et en équipe. Cette fonctionnalité affiche les Pokémon sous forme de miniatures, avec leurs noms, niveaux, et<text:s/><text:soft-page-break/>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text:s/><text:soft-page-break/>l’évolution et la gestion de son équipe au fur et à mesure de l’aventure.</text:p>
      <text:h text:style-name="P35" text:outline-level="2"><text:bookmark-start text:name="_Toc185590453"/>Consulter la liste des pokémons déjà capturés (Pokédex)<text:bookmark-end text:name="_Toc185590453"/></text:h>
      <text:p text:style-name="P36">Consulter la liste des Pokémon déjà rencontrés permet au joueur de visualiser tous les Pokémon qu’il a croisés au cours de son aventure, qu'ils aient été capturés ou non. Cette liste<text:s/><text:soft-page-break/>présente les Pokémon sous forme de vignettes, avec leurs<text:s/>noms, leurs<text:s/>types<text:s/>et un indicateur de leurs<text:s/>statuts<text:s/>(capturés<text:s/>ou non, vus<text:s/>ou non).</text:p>
      <text:h text:style-name="P37" text:outline-level="1"><text:bookmark-start text:name="_Toc185590454"/>Phase de combat<text:bookmark-end text:name="_Toc185590454"/></text:h>
      <text:h text:style-name="P38" text:outline-level="2"><text:bookmark-start text:name="_Toc185590455"/>Démarrer et charger les données d’un combat<text:bookmark-end text:name="_Toc185590455"/></text:h>
      <text:p text:style-name="P39">Démarrer et charger les données d’un combat est l’action qui prépare le jeu avant le début d’un<text:s/><text:soft-page-break/>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text:s/><text:soft-page-break/>participants : les Pokémon du joueur et ceux de l’adversaire. Cela inclut leurs niveaux, statistiques (telles que les points de vie, l’attaque, la défense, la vitesse), ainsi que leurs attaques disponibles et les objets équipés.</text:p>
      <text:p text:style-name="P40">Ensuite, l'écran de combat s'affiche, montrant les portraits des Pokémon, leurs barres de vie, et d'autres informations essentielles<text:s/><text:soft-page-break/>comme leurs noms et niveaux. Si le joueur est confronté à un Pokémon sauvage, ses statistiques sont affichées, tandis que pour un dresseur, l’équipe de ce dernier est chargée.</text:p>
      <text:p text:style-name="P41">Le jeu initialise également les mécaniques de combat, comme la gestion du tour de jeu (qui commence en premier, si des effets de statut sont actifs, etc.). Le<text:s/><text:soft-page-break/>joueur peut alors choisir une action (attaquer, utiliser un objet, fuir, etc.), tandis que l’adversaire<text:s/>(l’ordinateur)<text:s/>réagit en fonction des règles définies<text:s/>et des données déjà connues.</text:p>
      <text:p text:style-name="P42">Tout est ainsi prêt pour que le joueur puisse prendre ses décisions stratégiques et commencer à combattre.</text:p>
      <text:h text:style-name="P43" text:outline-level="3"><text:bookmark-start text:name="_Toc185590456"/><text:soft-page-break/>Décider d’une attaque sur le dresseur adverse<text:bookmark-end text:name="_Toc185590456"/></text:h>
      <text:p text:style-name="P44">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text:s/><text:soft-page-break/>à un type (par exemple, feu, eau, plante), et peut avoir des effets supplémentaires comme des statuts altérés (brûlure, gel, etc.) ou des modificateurs de dégâts en fonction des forces et faiblesses des types.</text:p>
      <text:p text:style-name="P45"><text:span text:style-name="T46">Le<text:s/></text:span><text:span text:style-name="T47">joueur</text:span><text:span text:style-name="T48"><text:s/>doit aussi prendre en compte la puissance de chaque attaque et son PP (Points de Pouvoir) restant, qui dépendent du nombre<text:s/></text:span><text:soft-page-break/><text:span text:style-name="T49">d’utilisations restantes pour chaque attaque. Une fois l'attaque choisie, le joueur confirme sa sélection et<text:s/></text:span><text:span text:style-name="T50">un calcul des priorités est effectué. Le joueur qui a le Pokémon le plus rapide (ou l’attaque la plus rapide) effectuera l’attaque en premier.<text:s/></text:span><text:span text:style-name="T51">En fonction de la précision de l’attaque, cette attaque pourrait être annulée car échouée</text:span><text:span text:style-name="T52">.<text:s/></text:span><text:span text:style-name="T53">Cependant, si<text:s/></text:span><text:soft-page-break/><text:span text:style-name="T54">l’attaque se lance, l</text:span><text:span text:style-name="T55">e système calcule</text:span><text:span text:style-name="T56">r</text:span><text:span text:style-name="T57">a</text:span><text:span text:style-name="T58"><text:s/>les dégâts en fonction de l’attaque choisie, des statistiques de chaque Pokémon, et de la défense de l’adversaire.</text:span></text:p>
      <text:p text:style-name="P59">Une fois que<text:s/>l’attaque est effectuée,<text:s/>l’écran de combat se met à jour pour refléter les changements de barres de vie et les effets de l’attaque.<text:s/>Le procédé sera identique pour le deuxième pokémon <text:s/><text:soft-page-break/>(le moins prioritaire) qui attaquera à son tour.<text:s/></text:p>
      <text:h text:style-name="P60" text:outline-level="2"><text:bookmark-start text:name="_Toc185590457"/>Estimer la priorité des actions dans un combat<text:bookmark-end text:name="_Toc185590457"/></text:h>
      <text:p text:style-name="P61">Dans un jeu Pokémon, estimer la priorité des actions dans un combat implique de déterminer l'ordre dans lequel les attaques et actions des Pokémon sont exécutées. Ce processus est essentiel pour la stratégie de combat, car il peut influencer<text:s/><text:soft-page-break/>le résultat d’un affrontement. La priorité des actions est déterminée par plusieurs facteurs clés :</text:p>
      <text:list text:style-name="LFO3" text:continue-numbering="true">
        <text:list-item>
          <text:p text:style-name="P62"><text:span text:style-name="T63">Statistique de Vitesse</text:span><text:span text:style-name="T64"><text:s/>: Dans la plupart des jeux Pokémon, l'action du Pokémon avec la<text:s/></text:span><text:span text:style-name="T65">vitesse</text:span><text:span text:style-name="T66"><text:s/>la plus élevée sera généralement exécutée en premier. Si les vitesses des deux Pokémon sont égales, un autre facteur, comme la<text:s/></text:span><text:soft-page-break/><text:span text:style-name="T67">chance</text:span><text:span text:style-name="T68">, peut être utilisé pour déterminer l'ordre.</text:span></text:p>
        </text:list-item>
        <text:list-item>
          <text:p text:style-name="P69"><text:span text:style-name="T70">Priorité des attaques</text:span><text:span text:style-name="T71"><text:s/>: Certaines attaques ont un niveau de<text:s/></text:span><text:span text:style-name="T72">priorité</text:span><text:span text:style-name="T73"><text:s/>qui les fait agir avant d'autres, indépendamment de la statistique de vitesse. Par exemple, des attaques comme<text:s/></text:span><text:span text:style-name="T74">Vitesse Extrême</text:span><text:span text:style-name="T75"><text:s/>ou<text:s/></text:span><text:span text:style-name="T76">Aiguisage</text:span><text:span text:style-name="T77"><text:s/>ont une priorité plus élevée, permettant au Pokémon<text:s/></text:span><text:soft-page-break/><text:span text:style-name="T78">d'attaquer avant même si sa vitesse est plus faible que celle de l'adversaire.</text:span></text:p>
        </text:list-item>
        <text:list-item>
          <text:p text:style-name="P79"><text:span text:style-name="T80">Effet de statut</text:span><text:span text:style-name="T81"><text:s/>: Les statuts comme la paralysie ou le sommeil peuvent affecter la vitesse ou la capacité d’un Pokémon à agir. Un Pokémon paralysé, par exemple, a une probabilité réduite d'agir en premier.</text:span></text:p>
        </text:list-item>
        <text:list-item>
          <text:p text:style-name="P82"><text:span text:style-name="T83">Ordre de sélection des actions</text:span><text:span text:style-name="T84"><text:s/>: Les actions sont choisies simultanément par les deux combattants, mais l'ordre de leur exécution est souvent déterminé après, en fonction de la vitesse des Pokémon et de la priorité des attaques. Les Pokémon ayant un statut de<text:s/></text:span><text:span text:style-name="T85">priorité</text:span><text:span text:style-name="T86"><text:s/>agissent toujours avant les autres,<text:s/></text:span><text:soft-page-break/><text:span text:style-name="T87">même si leur vitesse est inférieure.</text:span></text:p>
        </text:list-item>
        <text:list-item>
          <text:p text:style-name="P88"><text:span text:style-name="T89">Critères de priorité dans les capacités spécifiques</text:span><text:span text:style-name="T90"><text:s/>: Certaines attaques ou capacités peuvent modifier directement l'ordre d'exécution. Par exemple, des attaques comme<text:s/></text:span><text:span text:style-name="T91">Feu Follet</text:span><text:span text:style-name="T92"><text:s/>ou<text:s/></text:span><text:span text:style-name="T93">Soin</text:span><text:span text:style-name="T94"><text:s/>peuvent être affectées par la priorité de l'attaque, tandis que des<text:s/></text:span><text:soft-page-break/><text:span text:style-name="T95">effets comme<text:s/></text:span><text:span text:style-name="T96">Explosion</text:span><text:span text:style-name="T97"><text:s/>ou<text:s/></text:span><text:span text:style-name="T98">Destruction</text:span><text:span text:style-name="T99"><text:s/>peuvent se déclencher en dernier après que l’attaque ait infligé des dégâts.</text:span></text:p>
        </text:list-item>
      </text:list>
      <text:p text:style-name="P100">En résumé, la priorité des actions est déterminée par une combinaison de la vitesse des Pokémon, des priorités spécifiques des attaques, des effets de statut et de la manière dont les capacités interagissent entre<text:s/><text:soft-page-break/>elles. Ce système permet de créer des combats dynamiques et stratégiques.</text:p>
      <text:p text:style-name="P101"/>
      <text:h text:style-name="P102" text:outline-level="2"><text:bookmark-start text:name="_Toc185590458"/>Evaluer les dommages d’une attaque d’un dresseur<text:bookmark-end text:name="_Toc185590458"/></text:h>
      <text:p text:style-name="P103">Évaluer les dommages d’une attaque d’un dresseur consiste à calculer l'impact d'une attaque sur le Pokémon adverse, en prenant en compte plusieurs facteurs de gameplay. Lorsque le joueur<text:s/><text:soft-page-break/>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4">Calcul des dégâts de base : Le système commence par déterminer une valeur de dégâts de base à partir de la<text:s/><text:soft-page-break/>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5">Facteurs de type : Le jeu évalue les types des Pokémon impliqués (par<text:s/><text:soft-page-break/>exemple, le feu est fort contre la plante mais faible contre l'eau) et applique un modificateur de type qui peut augmenter ou réduire les dégâts en fonction de la relation entre les types des attaquants et des défenseurs.</text:p>
        </text:list-item>
        <text:list-item>
          <text:p text:style-name="P106">Niveau et statistiques : Le niveau des Pokémon influence le calcul des dégâts. Un Pokémon de<text:s/><text:soft-page-break/>niveau plus élevé infligera généralement plus de dégâts, à condition que ses statistiques d'attaque et de défense soient également favorables.</text:p>
        </text:list-item>
        <text:list-item>
          <text:p text:style-name="P107">Randomisation : Les dégâts ne sont pas constants et sont affectés par une valeur aléatoire pour rendre chaque combat un peu plus dynamique et imprévisible.<text:s/><text:soft-page-break/>Cela crée une plage de valeurs possibles pour les dégâts.</text:p>
        </text:list-item>
        <text:list-item>
          <text:p text:style-name="P108">Effets supplémentaires : Certains mouvements peuvent avoir des effets secondaires, comme réduire les statistiques du défenseur (par exemple, baisser sa défense), ou infliger des statuts comme la paralysie, le gel ou la<text:s/><text:soft-page-break/>brûlure, qui influencent les dégâts.</text:p>
        </text:list-item>
        <text:list-item>
          <text:p text:style-name="P109">Affichage des résultats : Après le calcul, les dégâts finaux sont appliqués à la barre de vie du Pokémon adverse, et l’animation de l'attaque est affichée à l'écran pour que le joueur voit l'impact de son attaque.</text:p>
        </text:list-item>
      </text:list>
      <text:p text:style-name="P110">En résumé, évaluer les dommages d'une attaque<text:s/><text:soft-page-break/>implique de prendre en compte les statistiques des Pokémon, leurs types, des facteurs aléatoires et les effets des attaques pour calculer l'impact précis sur l’adversaire.</text:p>
      <text:h text:style-name="P111" text:outline-level="2"><text:bookmark-start text:name="_Toc185590459"/>Changer de pokémon au cours d’un combat<text:bookmark-end text:name="_Toc185590459"/></text:h>
      <text:p text:style-name="P112">Changer de Pokémon en cours de combat permet au joueur de remplacer un Pokémon actif par un autre<text:s/><text:soft-page-break/>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3">Accès à l'option de changement : Pendant le combat, le joueur peut<text:s/><text:soft-page-break/>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4">Sélection d'un Pokémon de remplacement : Une<text:s/><text:soft-page-break/>liste des Pokémon restants dans l’équipe du joueur est affichée, avec leurs noms, niveaux et barres de vie. Le joueur peut sélectionner un Pokémon qu'il souhaite faire entrer dans le combat.</text:p>
        </text:list-item>
        <text:list-item>
          <text:p text:style-name="P115">Conséquences du changement : Lorsqu'un Pokémon est changé, l’action de changement peut entraîner une perte de<text:s/><text:soft-page-break/>tour. En fonction des règles du jeu, il peut être nécessaire de subir une attaque de l'adversaire<text:s/>après<text:s/>que le Pokémon remplaçant<text:s/>entre dans le combat.<text:s/>Certaines attaque peuvent , au contrainte, s’en prendre au Pokémon adverse, avant<text:s/>qu’il soit échangé.</text:p>
        </text:list-item>
        <text:list-item>
          <text:p text:style-name="P116">Stratégie de type : Le changement de Pokémon<text:s/><text:soft-page-break/>permet de profiter des forces de type. Par exemple, si le Pokémon adverse utilise un<text:s/>pokémon<text:s/>de type Eau, le joueur pourrait choisir une<text:s/>attaque<text:s/>de type<text:s/>électrique pour maximiser les dégâts.</text:p>
        </text:list-item>
        <text:list-item>
          <text:p text:style-name="P117">Changement durant un combat contre un dresseur : Dans un combat contre un dresseur, ce dernier peut également changer de<text:s/><text:soft-page-break/>Pokémon pendant son tour. Cette fonctionnalité crée un jeu de stratégie et de réaction, car le joueur doit anticiper les changements de son adversaire.</text:p>
        </text:list-item>
        <text:list-item>
          <text:p text:style-name="P118">Limites et restrictions : Selon les règles du défi (comme un Nuzlocke Challenge), certains changements peuvent être restreints par des<text:s/><text:soft-page-break/>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19">En résumé, changer de Pokémon en cours de combat est une fonctionnalité qui<text:s/><text:soft-page-break/>permet au joueur d'ajuster son équipe en fonction de la situation de combat, en utilisant les forces et les faiblesses des types et en prenant en compte la santé de ses Pokémon. Cette action ajoute de la profondeur stratégique aux combats.</text:p>
      <text:h text:style-name="P120" text:outline-level="3"><text:bookmark-start text:name="_Toc185590460"/><text:soft-page-break/>Tenter de capturer un pokémon (uniquement un pokémon sauvage)<text:bookmark-end text:name="_Toc185590460"/></text:h>
      <text:p text:style-name="P121">Tenter de capturer un Pokémon (uniquement un Pokémon sauvage)<text:s/>est une action qui permet au joueur de tenter d'ajouter un Pokémon rencontré dans la nature à son équipe. Cette action se déroule en plusieurs étapes essentielles :</text:p>
      <text:soft-page-break/>
      <text:list text:style-name="LFO6" text:continue-numbering="true">
        <text:list-item>
          <text:p text:style-name="P122"><text:span text:style-name="T123">Rencontre avec un Pokémon sauvage</text:span><text:span text:style-name="T124"><text:s/>: Lorsqu'un Pokémon sauvage apparaît en combat, le joueur a l'option de tenter de le capturer au lieu de simplement le combattre.</text:span></text:p>
        </text:list-item>
        <text:list-item>
          <text:p text:style-name="P125"><text:span text:style-name="T126">Affaiblir le Pokémon sauvage</text:span><text:span text:style-name="T127"><text:s/>: Avant de tenter la capture, il est généralement nécessaire de réduire les<text:s/></text:span><text:span text:style-name="T128">points de vie<text:s/></text:span><text:soft-page-break/><text:span text:style-name="T129">(PV)</text:span><text:span text:style-name="T130"><text:s/>du Pokémon sauvage sans le mettre KO. Le joueur peut utiliser des attaques<text:s/></text:span><text:span text:style-name="T131">ou changements de types<text:s/></text:span><text:span text:style-name="T132">qui affaiblissent lentement le Pokémonou bien utiliser des attaques<text:s/></text:span><text:span text:style-name="T133">modifiant</text:span><text:span text:style-name="T134"><text:s/></text:span><text:span text:style-name="T135">son</text:span><text:span text:style-name="T136"><text:s/></text:span><text:span text:style-name="T137">statut</text:span><text:span text:style-name="T138">,<text:s/></text:span><text:span text:style-name="T139">comme la paralysie ou le sommeil, ce qui augmente les chances de succès.</text:span></text:p>
        </text:list-item>
        <text:list-item>
          <text:p text:style-name="P140"><text:span text:style-name="T141">Choisir une Pok</text:span><text:span text:style-name="T142">e</text:span><text:span text:style-name="T143">ball</text:span><text:span text:style-name="T144"><text:s/>: Une fois le Pokémon<text:s/></text:span><text:soft-page-break/><text:span text:style-name="T145">suffisamment affaibli, le joueur peut sélectionner une<text:s/></text:span><text:span text:style-name="T146">Pokéball</text:span><text:span text:style-name="T147"><text:s/>à lancer. Différentes Pokéballs (standard, Super Pokéball, Hyperball, etc.) ont des<text:s/></text:span><text:span text:style-name="T148">chances de capture</text:span><text:span text:style-name="T149"><text:s/>variées.</text:span></text:p>
        </text:list-item>
        <text:list-item>
          <text:p text:style-name="P150"><text:span text:style-name="T151">Lancer la Pokéball</text:span><text:span text:style-name="T152"><text:s/>: Le joueur lance la Pokéball et attend de voir si le Pokémon sera capturé. L'issue est déterminée par<text:s/></text:span><text:soft-page-break/><text:span text:style-name="T153">un calcul basé sur plusieurs facteurs, tels que la<text:s/></text:span><text:span text:style-name="T154">santé</text:span><text:span text:style-name="T155"><text:s/>du Pokémon, les<text:s/></text:span><text:span text:style-name="T156">effets de statut</text:span><text:span text:style-name="T157"><text:s/>appliqués, et le type de Pokéball utilisée.</text:span></text:p>
        </text:list-item>
        <text:list-item>
          <text:p text:style-name="P158"><text:span text:style-name="T159">Réussite ou échec de la capture</text:span><text:span text:style-name="T160"><text:s/>: Si le Pokémon est capturé, il est ajouté à l’équipe du joueur ou envoyé dans le<text:s/></text:span><text:span text:style-name="T161">PC</text:span><text:span text:style-name="T162"><text:s/>si l’équipe est déjà complète. Si la capture échoue, le<text:s/></text:span><text:soft-page-break/><text:span text:style-name="T163">joueur peut essayer de lancer une nouvelle Pokéball, mais la tentative sera limitée par le nombre de Pokéballs en possession.</text:span></text:p>
        </text:list-item>
        <text:list-item>
          <text:p text:style-name="P164"><text:span text:style-name="T165">Règles du Nuzlocke Challenge</text:span><text:span text:style-name="T166"><text:s/>: Dans le cadre d'un<text:s/></text:span><text:span text:style-name="T167">Nuzlocke Challenge</text:span><text:span text:style-name="T168">, le joueur ne peut capturer qu'un seul Pokémon par zone. Si un Pokémon s'échappe ou que la<text:s/></text:span><text:soft-page-break/><text:span text:style-name="T169">capture échoue, cette opportunité est perdue pour la zone.</text:span></text:p>
        </text:list-item>
      </text:list>
      <text:p text:style-name="P170">Ainsi, cette action repose sur une bonne gestion des ressources (Pokéballs, attaques, et effets de statut) et sur une stratégie pour maximiser les chances de capturer un Pokémon tout en minimisant les risques.</text:p>
      <text:p text:style-name="P171"/>
      <text:h text:style-name="P172" text:outline-level="2"><text:bookmark-start text:name="_Toc185590461"/><text:soft-page-break/>Prendre la fuite face à un pokémon sauvage<text:bookmark-end text:name="_Toc185590461"/></text:h>
      <text:p text:style-name="P173"><text:span text:style-name="T174">Prendre la fuite face à un Pokémon sauvage</text:span><text:span text:style-name="T175"><text:s/>permet au joueur de quitter un combat sans perdre de Pokémon. Lorsqu’un joueur est confronté à un Pokémon sauvage qu'il préfère éviter, il peut choisir l'option de<text:s/></text:span><text:span text:style-name="T176">fuir</text:span><text:span text:style-name="T177"><text:s/>dans le menu de combat. La fuite n’est pas garantie et dépend souvent de la<text:s/></text:span><text:span text:style-name="T178">vitesse</text:span><text:span text:style-name="T179"><text:s/></text:span><text:soft-page-break/><text:span text:style-name="T180">du Pokémon du joueur par rapport à celui de l'adversaire. Si la fuite échoue, le combat continue</text:span><text:span text:style-name="T181">. Le Pokémon adverse pourra jouer son tour, sans pour autant que le dresseur puisse riposter pendant ce tour.</text:span><text:span text:style-name="T182"><text:s/>La fuite est une option pratique lorsqu'un combat est trop risqué ou lorsque le joueur manque de ressources.</text:span></text:p>
      <text:h text:style-name="P183" text:outline-level="3"><text:bookmark-start text:name="_Toc185590462"/><text:soft-page-break/>Suggérer des stratégies par infobulle pour celui qui débute réellement le jeu<text:bookmark-end text:name="_Toc185590462"/></text:h>
      <text:h text:style-name="P184" text:outline-level="2"><text:bookmark-start text:name="_Toc185590463"/>Calculer l’expérience et l’argent gagné lorsque le dresseur a battu un pokémon adverse ou un dresseur<text:bookmark-end text:name="_Toc185590463"/></text:h>
      <text:p text:style-name="P185">La victoire d'un dresseur face à un Pokémon sauvage ou un dresseur<text:s/>se produit lorsqu’un joueur réussit à battre tous les Pokémon de son adversaire, que ce soit un<text:s/><text:soft-page-break/>Pokémon sauvage ou un dresseur. Voici les étapes clés qui suivent la victoire :</text:p>
      <text:list text:style-name="LFO7" text:continue-numbering="true">
        <text:list-item>
          <text:p text:style-name="P186"><text:span text:style-name="T187">Affichage du résultat</text:span><text:span text:style-name="T188"><text:s/>: Après avoir mis K.O. tous les Pokémon de l’adversaire, un message de victoire apparaît à l'écran, indiquant que le joueur a triomphé du combat.</text:span></text:p>
        </text:list-item>
        <text:list-item>
          <text:p text:style-name="P189">Récompenses<text:s/>: En cas de victoire contre un<text:s/><text:soft-page-break/>Pokémon sauvage, le joueur reçoit de l'expérience pour ses Pokémon et parfois des objets comme des<text:s/>Pokéballs<text:s/>ou des<text:s/>Baies. Contre un dresseur, des récompenses peuvent inclure des<text:s/>pokédollars<text:s/>et des<text:s/>objets spéciaux.</text:p>
        </text:list-item>
        <text:list-item>
          <text:p text:style-name="P190"><text:span text:style-name="T191">Gains d'expérience</text:span><text:span text:style-name="T192"><text:s/>: Les Pokémon ayant participé au combat<text:s/></text:span><text:soft-page-break/><text:span text:style-name="T193">reçoivent des points d’expérience, ce qui peut leur permettre d'augmenter de niveau et d’améliorer leurs statistiques. Dans certains cas, un Pokémon peut même<text:s/></text:span><text:span text:style-name="T194">évoluer</text:span><text:span text:style-name="T195"><text:s/>après avoir gagné<text:s/></text:span><text:span text:style-name="T196">suffisamment</text:span><text:span text:style-name="T197"><text:s/>d’expérience.</text:span></text:p>
        </text:list-item>
        <text:list-item>
          <text:p text:style-name="P198"><text:span text:style-name="T199">Fin de combat</text:span><text:span text:style-name="T200"><text:s/>: Après la victoire, le combat se termine<text:s/></text:span><text:span text:style-name="T201">et le<text:s/></text:span><text:span text:style-name="T202">joueur est</text:span><text:span text:style-name="T203"><text:s/></text:span><text:soft-page-break/><text:span text:style-name="T204">directement</text:span><text:span text:style-name="T205"><text:s/>envoyé<text:s/></text:span><text:span text:style-name="T206">sur<text:s/></text:span><text:span text:style-name="T207">un<text:s/></text:span><text:span text:style-name="T208">autre</text:span><text:span text:style-name="T209"><text:s/>combat</text:span><text:span text:style-name="T210">. Si un Pokémon a été blessé pendant le combat, il pourra nécessiter des soins, comme des<text:s/></text:span><text:span text:style-name="T211">potions</text:span><text:span text:style-name="T212">.</text:span><text:span text:style-name="T213"><text:s/>Dans la version du jeu, il ne sera pas possible d’aller en centre Pokémon.</text:span></text:p>
        </text:list-item>
        <text:list-item>
          <text:p text:style-name="P214"><text:span text:style-name="T215">Enregistrement de la victoire</text:span><text:span text:style-name="T216"><text:s/>: Le jeu sauvegarde<text:s/></text:span><text:soft-page-break/><text:span text:style-name="T217">automatiquement la progression du joueur, permettant de reprendre l’aventure à tout moment.<text:s/></text:span><text:span text:style-name="T218">Puisque</text:span><text:span text:style-name="T219"><text:s/>la victoire a lieu dans un défi Nuzlocke, il est essentiel de gérer les conséquences de la victoire, comme l’ajout de nouveaux Pokémon à l’équipe ou l’optimisation de l’équipe actuelle.</text:span></text:p>
        </text:list-item>
      </text:list>
      <text:soft-page-break/>
      <text:p text:style-name="P220">En résumé, une victoire contre un Pokémon sauvage ou un dresseur permet au joueur de progresser, de gagner des récompenses et de faire évoluer son équipe pour les futurs défis.</text:p>
      <text:h text:style-name="P221" text:outline-level="1">Design et ergonomie</text:h>
      <text:p text:style-name="P222">Le jeu « Pokémort » aura un<text:s/>design<text:s/>qui est adapté à l’accessibilité de ses joueurs, aux origines variées et à des spécificités variées.</text:p>
      <text:soft-page-break/>
      <text:p text:style-name="P223">Le jeu sera sonorisé et aura un design qui respectera les fondamentaux des règles WCAG et RGAA.</text:p>
      <text:p text:style-name="P224">Toute action sera totalement décrite avec une audiodescription.</text:p>
      <text:p text:style-name="P225">De plus, le jeu se jouera<text:s/>sur n’importe quel navigateur, tout comme sur mobile, grâce à une programmation d’une interface responsive.</text:p>
      <text:soft-page-break/>
      <text:h text:style-name="P226" text:outline-level="1">Conception merise</text:h>
      <text:h text:style-name="P227" text:outline-level="2">Dictionnaire des données</text:h>
      <text:h text:style-name="P228" text:outline-level="3">Entités<text:s/></text:h>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Code/Libellé</text:p>
          </table:table-cell>
          <table:table-cell table:style-name="TableCell237">
            <text:p text:style-name="P238">Designation</text:p>
          </table:table-cell>
          <table:table-cell table:style-name="TableCell239">
            <text:p text:style-name="P240">Type</text:p>
          </table:table-cell>
          <table:table-cell table:style-name="TableCell241">
            <text:p text:style-name="P242">TAILLE</text:p>
          </table:table-cell>
        </table:table-row>
        <table:table-row table:style-name="TableRow243">
          <table:table-cell table:style-name="TableCell244">
            <text:p text:style-name="P245">par_id</text:p>
          </table:table-cell>
          <table:table-cell table:style-name="TableCell246">
            <text:p text:style-name="P247">Identifiant de la partie</text:p>
          </table:table-cell>
          <table:table-cell table:style-name="TableCell248">
            <text:p text:style-name="P249">D</text:p>
          </table:table-cell>
          <table:table-cell table:style-name="TableCell250">
            <text:p text:style-name="P251">11</text:p>
          </table:table-cell>
        </table:table-row>
        <table:table-row table:style-name="TableRow252">
          <table:table-cell table:style-name="TableCell253">
            <text:p text:style-name="P254">par_score</text:p>
          </table:table-cell>
          <table:table-cell table:style-name="TableCell255">
            <text:p text:style-name="P256">Score total de la partie en cours<text:s/><text:soft-page-break/>ou terminé</text:p>
          </table:table-cell>
          <table:table-cell table:style-name="TableCell257">
            <text:p text:style-name="P258">D</text:p>
          </table:table-cell>
          <table:table-cell table:style-name="TableCell259">
            <text:p text:style-name="P260">11</text:p>
          </table:table-cell>
        </table:table-row>
        <table:table-row table:style-name="TableRow261">
          <table:table-cell table:style-name="TableCell262">
            <text:p text:style-name="P263">par_statut</text:p>
          </table:table-cell>
          <table:table-cell table:style-name="TableCell264">
            <text:p text:style-name="P265">Statut de la partie (terminée ou en cours)</text:p>
          </table:table-cell>
          <table:table-cell table:style-name="TableCell266">
            <text:p text:style-name="P267">B</text:p>
          </table:table-cell>
          <table:table-cell table:style-name="TableCell268">
            <text:p text:style-name="P269">11</text:p>
          </table:table-cell>
        </table:table-row>
        <table:table-row table:style-name="TableRow270">
          <table:table-cell table:style-name="TableCell271">
            <text:p text:style-name="P272">par_heure_debut</text:p>
          </table:table-cell>
          <table:table-cell table:style-name="TableCell273">
            <text:p text:style-name="P274">Heure du début de la partie</text:p>
          </table:table-cell>
          <table:table-cell table:style-name="TableCell275">
            <text:p text:style-name="P276">AN</text:p>
          </table:table-cell>
          <table:table-cell table:style-name="TableCell277">
            <text:p text:style-name="P278">50</text:p>
          </table:table-cell>
        </table:table-row>
        <text:soft-page-break/>
        <table:table-row table:style-name="TableRow279">
          <table:table-cell table:style-name="TableCell280">
            <text:p text:style-name="P281">par_heure_fin</text:p>
          </table:table-cell>
          <table:table-cell table:style-name="TableCell282">
            <text:p text:style-name="P283">Heure de fin de la partie</text:p>
          </table:table-cell>
          <table:table-cell table:style-name="TableCell284">
            <text:p text:style-name="P285">AN</text:p>
          </table:table-cell>
          <table:table-cell table:style-name="TableCell286">
            <text:p text:style-name="P287">50</text:p>
          </table:table-cell>
        </table:table-row>
        <table:table-row table:style-name="TableRow288">
          <table:table-cell table:style-name="TableCell289">
            <text:p text:style-name="P290">jou_id</text:p>
          </table:table-cell>
          <table:table-cell table:style-name="TableCell291">
            <text:p text:style-name="P292">Identifiant du joueur</text:p>
          </table:table-cell>
          <table:table-cell table:style-name="TableCell293">
            <text:p text:style-name="P294">D</text:p>
          </table:table-cell>
          <table:table-cell table:style-name="TableCell295">
            <text:p text:style-name="P296">11</text:p>
          </table:table-cell>
        </table:table-row>
        <table:table-row table:style-name="TableRow297">
          <table:table-cell table:style-name="TableCell298">
            <text:p text:style-name="P299">Jou_nom</text:p>
          </table:table-cell>
          <table:table-cell table:style-name="TableCell300">
            <text:p text:style-name="P301">Nom choisi pour le joueur</text:p>
          </table:table-cell>
          <table:table-cell table:style-name="TableCell302">
            <text:p text:style-name="P303">D</text:p>
          </table:table-cell>
          <table:table-cell table:style-name="TableCell304">
            <text:p text:style-name="P305">11</text:p>
          </table:table-cell>
        </table:table-row>
        <table:table-row table:style-name="TableRow306">
          <table:table-cell table:style-name="TableCell307">
            <text:p text:style-name="P308">jou_photo</text:p>
          </table:table-cell>
          <table:table-cell table:style-name="TableCell309">
            <text:p text:style-name="P310">Photo du joueur</text:p>
          </table:table-cell>
          <table:table-cell table:style-name="TableCell311">
            <text:p text:style-name="P312">AN</text:p>
          </table:table-cell>
          <table:table-cell table:style-name="TableCell313">
            <text:p text:style-name="P314">500</text:p>
          </table:table-cell>
        </table:table-row>
        <text:soft-page-break/>
        <table:table-row table:style-name="TableRow315">
          <table:table-cell table:style-name="TableCell316">
            <text:p text:style-name="P317">Jou_etape</text:p>
          </table:table-cell>
          <table:table-cell table:style-name="TableCell318">
            <text:p text:style-name="P319">Sur quel combet devra jouer le joueur ?</text:p>
          </table:table-cell>
          <table:table-cell table:style-name="TableCell320">
            <text:p text:style-name="P321">D</text:p>
          </table:table-cell>
          <table:table-cell table:style-name="TableCell322">
            <text:p text:style-name="P323">11</text:p>
          </table:table-cell>
        </table:table-row>
        <table:table-row table:style-name="TableRow324">
          <table:table-cell table:style-name="TableCell325">
            <text:p text:style-name="P326">type_id</text:p>
          </table:table-cell>
          <table:table-cell table:style-name="TableCell327">
            <text:p text:style-name="P328">Identifiant du type de pokémon</text:p>
          </table:table-cell>
          <table:table-cell table:style-name="TableCell329">
            <text:p text:style-name="P330">D</text:p>
          </table:table-cell>
          <table:table-cell table:style-name="TableCell331">
            <text:p text:style-name="P332">11</text:p>
          </table:table-cell>
        </table:table-row>
        <table:table-row table:style-name="TableRow333">
          <table:table-cell table:style-name="TableCell334">
            <text:p text:style-name="P335">type_nom</text:p>
          </table:table-cell>
          <table:table-cell table:style-name="TableCell336">
            <text:p text:style-name="P337">Nom du type<text:s/><text:soft-page-break/>pokémon</text:p>
          </table:table-cell>
          <table:table-cell table:style-name="TableCell338">
            <text:p text:style-name="P339">AN</text:p>
          </table:table-cell>
          <table:table-cell table:style-name="TableCell340">
            <text:p text:style-name="P341">11</text:p>
          </table:table-cell>
        </table:table-row>
        <table:table-row table:style-name="TableRow342">
          <table:table-cell table:style-name="TableCell343">
            <text:p text:style-name="P344">type_logo</text:p>
          </table:table-cell>
          <table:table-cell table:style-name="TableCell345">
            <text:p text:style-name="P346">Lien image vers le logo du type</text:p>
          </table:table-cell>
          <table:table-cell table:style-name="TableCell347">
            <text:p text:style-name="P348">AN</text:p>
          </table:table-cell>
          <table:table-cell table:style-name="TableCell349">
            <text:p text:style-name="P350">11</text:p>
          </table:table-cell>
        </table:table-row>
        <table:table-row table:style-name="TableRow351">
          <table:table-cell table:style-name="TableCell352">
            <text:p text:style-name="P353">bad_id</text:p>
          </table:table-cell>
          <table:table-cell table:style-name="TableCell354">
            <text:p text:style-name="P355">Identifiant du badge</text:p>
          </table:table-cell>
          <table:table-cell table:style-name="TableCell356">
            <text:p text:style-name="P357">D</text:p>
          </table:table-cell>
          <table:table-cell table:style-name="TableCell358">
            <text:p text:style-name="P359">11</text:p>
          </table:table-cell>
        </table:table-row>
        <table:table-row table:style-name="TableRow360">
          <table:table-cell table:style-name="TableCell361">
            <text:p text:style-name="P362">bag_type</text:p>
          </table:table-cell>
          <table:table-cell table:style-name="TableCell363">
            <text:p text:style-name="P364">Type du badge</text:p>
          </table:table-cell>
          <table:table-cell table:style-name="TableCell365">
            <text:p text:style-name="P366">AN</text:p>
          </table:table-cell>
          <table:table-cell table:style-name="TableCell367">
            <text:p text:style-name="P368">11</text:p>
          </table:table-cell>
        </table:table-row>
        <table:table-row table:style-name="TableRow369">
          <table:table-cell table:style-name="TableCell370">
            <text:p text:style-name="P371">bag_ordre</text:p>
          </table:table-cell>
          <table:table-cell table:style-name="TableCell372">
            <text:p text:style-name="P373">Ordre d’obten<text:soft-page-break/>tion du badge</text:p>
          </table:table-cell>
          <table:table-cell table:style-name="TableCell374">
            <text:p text:style-name="P375">D</text:p>
          </table:table-cell>
          <table:table-cell table:style-name="TableCell376">
            <text:p text:style-name="P377">11</text:p>
          </table:table-cell>
        </table:table-row>
        <table:table-row table:style-name="TableRow378">
          <table:table-cell table:style-name="TableCell379">
            <text:p text:style-name="P380">enn_id</text:p>
          </table:table-cell>
          <table:table-cell table:style-name="TableCell381">
            <text:p text:style-name="P382">Identifiant de l’ennemi</text:p>
          </table:table-cell>
          <table:table-cell table:style-name="TableCell383">
            <text:p text:style-name="P384">D</text:p>
          </table:table-cell>
          <table:table-cell table:style-name="TableCell385">
            <text:p text:style-name="P386">11</text:p>
          </table:table-cell>
        </table:table-row>
        <table:table-row table:style-name="TableRow387">
          <table:table-cell table:style-name="TableCell388">
            <text:p text:style-name="P389">enn_nom</text:p>
          </table:table-cell>
          <table:table-cell table:style-name="TableCell390">
            <text:p text:style-name="P391">Nom de l’ennemi</text:p>
          </table:table-cell>
          <table:table-cell table:style-name="TableCell392">
            <text:p text:style-name="P393">D</text:p>
          </table:table-cell>
          <table:table-cell table:style-name="TableCell394">
            <text:p text:style-name="P395">11</text:p>
          </table:table-cell>
        </table:table-row>
        <table:table-row table:style-name="TableRow396">
          <table:table-cell table:style-name="TableCell397">
            <text:p text:style-name="P398">enn_phrase_debut</text:p>
          </table:table-cell>
          <table:table-cell table:style-name="TableCell399">
            <text:p text:style-name="P400">Phrase de début de l’ennemi</text:p>
          </table:table-cell>
          <table:table-cell table:style-name="TableCell401">
            <text:p text:style-name="P402">AN</text:p>
          </table:table-cell>
          <table:table-cell table:style-name="TableCell403">
            <text:p text:style-name="P404">50</text:p>
          </table:table-cell>
        </table:table-row>
        <text:soft-page-break/>
        <table:table-row table:style-name="TableRow405">
          <table:table-cell table:style-name="TableCell406">
            <text:p text:style-name="P407">enn_phrase_victoire</text:p>
          </table:table-cell>
          <table:table-cell table:style-name="TableCell408">
            <text:p text:style-name="P409">Phrase de victoire de l’ennemi</text:p>
          </table:table-cell>
          <table:table-cell table:style-name="TableCell410">
            <text:p text:style-name="P411">AN</text:p>
          </table:table-cell>
          <table:table-cell table:style-name="TableCell412">
            <text:p text:style-name="P413">500</text:p>
          </table:table-cell>
        </table:table-row>
        <table:table-row table:style-name="TableRow414">
          <table:table-cell table:style-name="TableCell415">
            <text:p text:style-name="P416">enn_phras_defaite</text:p>
          </table:table-cell>
          <table:table-cell table:style-name="TableCell417">
            <text:p text:style-name="P418">Phrase de défaite de l’ennemi</text:p>
          </table:table-cell>
          <table:table-cell table:style-name="TableCell419">
            <text:p text:style-name="P420">AN</text:p>
          </table:table-cell>
          <table:table-cell table:style-name="TableCell421">
            <text:p text:style-name="P422">500</text:p>
          </table:table-cell>
        </table:table-row>
        <table:table-row table:style-name="TableRow423">
          <table:table-cell table:style-name="TableCell424">
            <text:p text:style-name="P425">Enn_ordre</text:p>
          </table:table-cell>
          <table:table-cell table:style-name="TableCell426">
            <text:p text:style-name="P427">Cet ennemi est<text:s/><text:soft-page-break/>l’ennemi numéro combien a être combattu ?</text:p>
          </table:table-cell>
          <table:table-cell table:style-name="TableCell428">
            <text:p text:style-name="P429">D</text:p>
          </table:table-cell>
          <table:table-cell table:style-name="TableCell430">
            <text:p text:style-name="P431">11</text:p>
          </table:table-cell>
        </table:table-row>
        <table:table-row table:style-name="TableRow432">
          <table:table-cell table:style-name="TableCell433">
            <text:p text:style-name="P434">pok_id</text:p>
          </table:table-cell>
          <table:table-cell table:style-name="TableCell435">
            <text:p text:style-name="P436">Identifiant du pokémon</text:p>
          </table:table-cell>
          <table:table-cell table:style-name="TableCell437">
            <text:p text:style-name="P438">D</text:p>
          </table:table-cell>
          <table:table-cell table:style-name="TableCell439">
            <text:p text:style-name="P440">11</text:p>
          </table:table-cell>
        </table:table-row>
        <table:table-row table:style-name="TableRow441">
          <table:table-cell table:style-name="TableCell442">
            <text:p text:style-name="P443">pok_nom</text:p>
          </table:table-cell>
          <table:table-cell table:style-name="TableCell444">
            <text:p text:style-name="P445">Nom du pokémon</text:p>
          </table:table-cell>
          <table:table-cell table:style-name="TableCell446">
            <text:p text:style-name="P447">AN</text:p>
          </table:table-cell>
          <table:table-cell table:style-name="TableCell448">
            <text:p text:style-name="P449">50</text:p>
          </table:table-cell>
        </table:table-row>
        <text:soft-page-break/>
        <table:table-row table:style-name="TableRow450">
          <table:table-cell table:style-name="TableCell451">
            <text:p text:style-name="P452">pok_image</text:p>
          </table:table-cell>
          <table:table-cell table:style-name="TableCell453">
            <text:p text:style-name="P454">Lien de l’mage principale du pokémon</text:p>
          </table:table-cell>
          <table:table-cell table:style-name="TableCell455">
            <text:p text:style-name="P456">AN</text:p>
          </table:table-cell>
          <table:table-cell table:style-name="TableCell457">
            <text:p text:style-name="P458">500</text:p>
          </table:table-cell>
        </table:table-row>
        <table:table-row table:style-name="TableRow459">
          <table:table-cell table:style-name="TableCell460">
            <text:p text:style-name="P461">pok_miniature</text:p>
          </table:table-cell>
          <table:table-cell table:style-name="TableCell462">
            <text:p text:style-name="P463">Lien de l’image de miniature du pokémon</text:p>
          </table:table-cell>
          <table:table-cell table:style-name="TableCell464">
            <text:p text:style-name="P465">AN</text:p>
          </table:table-cell>
          <table:table-cell table:style-name="TableCell466">
            <text:p text:style-name="P467">500</text:p>
          </table:table-cell>
        </table:table-row>
        <table:table-row table:style-name="TableRow468">
          <table:table-cell table:style-name="TableCell469">
            <text:p text:style-name="P470">Pok_base_pv</text:p>
          </table:table-cell>
          <table:table-cell table:style-name="TableCell471">
            <text:p text:style-name="P472">IV des PV du<text:s/><text:soft-page-break/>pokémon</text:p>
          </table:table-cell>
          <table:table-cell table:style-name="TableCell473">
            <text:p text:style-name="P474">D</text:p>
          </table:table-cell>
          <table:table-cell table:style-name="TableCell475">
            <text:p text:style-name="P476">11</text:p>
          </table:table-cell>
        </table:table-row>
        <table:table-row table:style-name="TableRow477">
          <table:table-cell table:style-name="TableCell478">
            <text:p text:style-name="P479">pok_base_attaqie</text:p>
          </table:table-cell>
          <table:table-cell table:style-name="TableCell480">
            <text:p text:style-name="P481">IV de l’attaque du pokémon</text:p>
          </table:table-cell>
          <table:table-cell table:style-name="TableCell482">
            <text:p text:style-name="P483">D</text:p>
          </table:table-cell>
          <table:table-cell table:style-name="TableCell484">
            <text:p text:style-name="P485">11</text:p>
          </table:table-cell>
        </table:table-row>
        <table:table-row table:style-name="TableRow486">
          <table:table-cell table:style-name="TableCell487">
            <text:p text:style-name="P488">Pok_base_defense</text:p>
          </table:table-cell>
          <table:table-cell table:style-name="TableCell489">
            <text:p text:style-name="P490">IV de la défense du pokémon</text:p>
          </table:table-cell>
          <table:table-cell table:style-name="TableCell491">
            <text:p text:style-name="P492">D</text:p>
          </table:table-cell>
          <table:table-cell table:style-name="TableCell493">
            <text:p text:style-name="P494">11</text:p>
          </table:table-cell>
        </table:table-row>
        <table:table-row table:style-name="TableRow495">
          <table:table-cell table:style-name="TableCell496">
            <text:p text:style-name="P497">Pok_base_attaque_speciale</text:p>
          </table:table-cell>
          <table:table-cell table:style-name="TableCell498">
            <text:p text:style-name="P499">IV de l’attaque<text:s/><text:soft-page-break/>spécial du pokémon</text:p>
          </table:table-cell>
          <table:table-cell table:style-name="TableCell500">
            <text:p text:style-name="P501">D</text:p>
          </table:table-cell>
          <table:table-cell table:style-name="TableCell502">
            <text:p text:style-name="P503">11</text:p>
            <text:p text:style-name="P504"/>
          </table:table-cell>
        </table:table-row>
        <table:table-row table:style-name="TableRow505">
          <table:table-cell table:style-name="TableCell506">
            <text:p text:style-name="P507">Pok_base_defense_speciale</text:p>
          </table:table-cell>
          <table:table-cell table:style-name="TableCell508">
            <text:p text:style-name="P509">Iv de la défense spéciale du pokémon</text:p>
          </table:table-cell>
          <table:table-cell table:style-name="TableCell510">
            <text:p text:style-name="P511">D</text:p>
          </table:table-cell>
          <table:table-cell table:style-name="TableCell512">
            <text:p text:style-name="P513">11</text:p>
          </table:table-cell>
        </table:table-row>
        <table:table-row table:style-name="TableRow514">
          <table:table-cell table:style-name="TableCell515">
            <text:p text:style-name="P516">pok_base_vitesse</text:p>
          </table:table-cell>
          <table:table-cell table:style-name="TableCell517">
            <text:p text:style-name="P518">IV de la vitesse du pokémon</text:p>
          </table:table-cell>
          <table:table-cell table:style-name="TableCell519">
            <text:p text:style-name="P520">D</text:p>
          </table:table-cell>
          <table:table-cell table:style-name="TableCell521">
            <text:p text:style-name="P522">11</text:p>
          </table:table-cell>
        </table:table-row>
        <text:soft-page-break/>
        <table:table-row table:style-name="TableRow523">
          <table:table-cell table:style-name="TableCell524">
            <text:p text:style-name="P525">Att_id</text:p>
          </table:table-cell>
          <table:table-cell table:style-name="TableCell526">
            <text:p text:style-name="P527">Identifiant de l’attaque</text:p>
          </table:table-cell>
          <table:table-cell table:style-name="TableCell528">
            <text:p text:style-name="P529">D</text:p>
          </table:table-cell>
          <table:table-cell table:style-name="TableCell530">
            <text:p text:style-name="P531">11</text:p>
          </table:table-cell>
        </table:table-row>
        <table:table-row table:style-name="TableRow532">
          <table:table-cell table:style-name="TableCell533">
            <text:p text:style-name="P534">att_nom</text:p>
          </table:table-cell>
          <table:table-cell table:style-name="TableCell535">
            <text:p text:style-name="P536">Nom de l’attaque</text:p>
          </table:table-cell>
          <table:table-cell table:style-name="TableCell537">
            <text:p text:style-name="P538">AN</text:p>
          </table:table-cell>
          <table:table-cell table:style-name="TableCell539">
            <text:p text:style-name="P540">11</text:p>
          </table:table-cell>
        </table:table-row>
        <table:table-row table:style-name="TableRow541">
          <table:table-cell table:style-name="TableCell542">
            <text:p text:style-name="P543">att_puissance</text:p>
          </table:table-cell>
          <table:table-cell table:style-name="TableCell544">
            <text:p text:style-name="P545">Points de dégâts infligés par l’attaque (option<text:soft-page-break/>nellement égal à NULL)</text:p>
          </table:table-cell>
          <table:table-cell table:style-name="TableCell546">
            <text:p text:style-name="P547">D</text:p>
          </table:table-cell>
          <table:table-cell table:style-name="TableCell548">
            <text:p text:style-name="P549">3</text:p>
          </table:table-cell>
        </table:table-row>
        <table:table-row table:style-name="TableRow550">
          <table:table-cell table:style-name="TableCell551">
            <text:p text:style-name="P552">att_precision</text:p>
          </table:table-cell>
          <table:table-cell table:style-name="TableCell553">
            <text:p text:style-name="P554">Précision de l’attaque, en pourcentage</text:p>
          </table:table-cell>
          <table:table-cell table:style-name="TableCell555">
            <text:p text:style-name="P556">D</text:p>
          </table:table-cell>
          <table:table-cell table:style-name="TableCell557">
            <text:p text:style-name="P558">2</text:p>
          </table:table-cell>
        </table:table-row>
        <table:table-row table:style-name="TableRow559">
          <table:table-cell table:style-name="TableCell560">
            <text:p text:style-name="P561">att_point_pouvoir</text:p>
          </table:table-cell>
          <table:table-cell table:style-name="TableCell562">
            <text:p text:style-name="P563">Nombre de fois que l’on peut lancer<text:s/><text:soft-page-break/>l’attaque au maximum</text:p>
          </table:table-cell>
          <table:table-cell table:style-name="TableCell564">
            <text:p text:style-name="P565">D</text:p>
          </table:table-cell>
          <table:table-cell table:style-name="TableCell566">
            <text:p text:style-name="P567">2</text:p>
          </table:table-cell>
        </table:table-row>
        <table:table-row table:style-name="TableRow568">
          <table:table-cell table:style-name="TableCell569">
            <text:p text:style-name="P570">eff_id</text:p>
          </table:table-cell>
          <table:table-cell table:style-name="TableCell571">
            <text:p text:style-name="P572">Identifiant de l’effet de l’attaque</text:p>
          </table:table-cell>
          <table:table-cell table:style-name="TableCell573">
            <text:p text:style-name="P574">D</text:p>
          </table:table-cell>
          <table:table-cell table:style-name="TableCell575">
            <text:p text:style-name="P576">11</text:p>
          </table:table-cell>
        </table:table-row>
        <table:table-row table:style-name="TableRow577">
          <table:table-cell table:style-name="TableCell578">
            <text:p text:style-name="P579">eff_nom</text:p>
          </table:table-cell>
          <table:table-cell table:style-name="TableCell580">
            <text:p text:style-name="P581">Nom de l’effet pouvant être<text:s/><text:soft-page-break/>déclenché</text:p>
          </table:table-cell>
          <table:table-cell table:style-name="TableCell582">
            <text:p text:style-name="P583">D</text:p>
          </table:table-cell>
          <table:table-cell table:style-name="TableCell584">
            <text:p text:style-name="P585">2</text:p>
          </table:table-cell>
        </table:table-row>
        <table:table-row table:style-name="TableRow586">
          <table:table-cell table:style-name="TableCell587">
            <text:p text:style-name="P588">Eff_description</text:p>
          </table:table-cell>
          <table:table-cell table:style-name="TableCell589">
            <text:p text:style-name="P590">Description de l’effet</text:p>
          </table:table-cell>
          <table:table-cell table:style-name="TableCell591">
            <text:p text:style-name="P592">AN</text:p>
          </table:table-cell>
          <table:table-cell table:style-name="TableCell593">
            <text:p text:style-name="P594">100</text:p>
          </table:table-cell>
        </table:table-row>
        <table:table-row table:style-name="TableRow595">
          <table:table-cell table:style-name="TableCell596">
            <text:p text:style-name="P597">typ_id</text:p>
          </table:table-cell>
          <table:table-cell table:style-name="TableCell598">
            <text:p text:style-name="P599">Identifiant du type d’effet</text:p>
          </table:table-cell>
          <table:table-cell table:style-name="TableCell600">
            <text:p text:style-name="P601">D</text:p>
          </table:table-cell>
          <table:table-cell table:style-name="TableCell602">
            <text:p text:style-name="P603">11</text:p>
          </table:table-cell>
        </table:table-row>
        <table:table-row table:style-name="TableRow604">
          <table:table-cell table:style-name="TableCell605">
            <text:p text:style-name="P606">typ_Pourcentage</text:p>
          </table:table-cell>
          <table:table-cell table:style-name="TableCell607">
            <text:p text:style-name="P608">Pourcentage de précision</text:p>
          </table:table-cell>
          <table:table-cell table:style-name="TableCell609">
            <text:p text:style-name="P610">D</text:p>
          </table:table-cell>
          <table:table-cell table:style-name="TableCell611">
            <text:p text:style-name="P612">3</text:p>
          </table:table-cell>
        </table:table-row>
        <text:soft-page-break/>
        <table:table-row table:style-name="TableRow613">
          <table:table-cell table:style-name="TableCell614">
            <text:p text:style-name="P615">typ_times</text:p>
          </table:table-cell>
          <table:table-cell table:style-name="TableCell616">
            <text:p text:style-name="P617">Nombre de fois que l’effet peut être applqué</text:p>
          </table:table-cell>
          <table:table-cell table:style-name="TableCell618">
            <text:p text:style-name="P619">D</text:p>
          </table:table-cell>
          <table:table-cell table:style-name="TableCell620">
            <text:p text:style-name="P621">2</text:p>
          </table:table-cell>
        </table:table-row>
        <table:table-row table:style-name="TableRow622">
          <table:table-cell table:style-name="TableCell623">
            <text:p text:style-name="P624">tal_id</text:p>
          </table:table-cell>
          <table:table-cell table:style-name="TableCell625">
            <text:p text:style-name="P626">Identifiant du talent</text:p>
          </table:table-cell>
          <table:table-cell table:style-name="TableCell627">
            <text:p text:style-name="P628">D</text:p>
          </table:table-cell>
          <table:table-cell table:style-name="TableCell629">
            <text:p text:style-name="P630">2</text:p>
          </table:table-cell>
        </table:table-row>
        <table:table-row table:style-name="TableRow631">
          <table:table-cell table:style-name="TableCell632">
            <text:p text:style-name="P633">tal_nom</text:p>
          </table:table-cell>
          <table:table-cell table:style-name="TableCell634">
            <text:p text:style-name="P635">Nom du talent</text:p>
          </table:table-cell>
          <table:table-cell table:style-name="TableCell636">
            <text:p text:style-name="P637">AN</text:p>
          </table:table-cell>
          <table:table-cell table:style-name="TableCell638">
            <text:p text:style-name="P639">10</text:p>
          </table:table-cell>
        </table:table-row>
        <text:soft-page-break/>
        <table:table-row table:style-name="TableRow640">
          <table:table-cell table:style-name="TableCell641">
            <text:p text:style-name="P642">obj_id</text:p>
          </table:table-cell>
          <table:table-cell table:style-name="TableCell643">
            <text:p text:style-name="P644">Identifiant de l’objet</text:p>
          </table:table-cell>
          <table:table-cell table:style-name="TableCell645">
            <text:p text:style-name="P646">D</text:p>
          </table:table-cell>
          <table:table-cell table:style-name="TableCell647">
            <text:p text:style-name="P648">11</text:p>
          </table:table-cell>
        </table:table-row>
        <table:table-row table:style-name="TableRow649">
          <table:table-cell table:style-name="TableCell650">
            <text:p text:style-name="P651">obj_nom</text:p>
          </table:table-cell>
          <table:table-cell table:style-name="TableCell652">
            <text:p text:style-name="P653">Nom de l’objet</text:p>
          </table:table-cell>
          <table:table-cell table:style-name="TableCell654">
            <text:p text:style-name="P655">AN</text:p>
          </table:table-cell>
          <table:table-cell table:style-name="TableCell656">
            <text:p text:style-name="P657">100</text:p>
          </table:table-cell>
        </table:table-row>
        <table:table-row table:style-name="TableRow658">
          <table:table-cell table:style-name="TableCell659">
            <text:p text:style-name="P660">str_id</text:p>
          </table:table-cell>
          <table:table-cell table:style-name="TableCell661">
            <text:p text:style-name="P662">Identifiant de la stratégie</text:p>
          </table:table-cell>
          <table:table-cell table:style-name="TableCell663">
            <text:p text:style-name="P664">D</text:p>
          </table:table-cell>
          <table:table-cell table:style-name="TableCell665">
            <text:p text:style-name="P666">11</text:p>
          </table:table-cell>
        </table:table-row>
        <table:table-row table:style-name="TableRow667">
          <table:table-cell table:style-name="TableCell668">
            <text:p text:style-name="P669">str_nom</text:p>
          </table:table-cell>
          <table:table-cell table:style-name="TableCell670">
            <text:p text:style-name="P671">Nom de la statégie</text:p>
          </table:table-cell>
          <table:table-cell table:style-name="TableCell672">
            <text:p text:style-name="P673">AN</text:p>
          </table:table-cell>
          <table:table-cell table:style-name="TableCell674">
            <text:p text:style-name="P675">100</text:p>
          </table:table-cell>
        </table:table-row>
      </table:table>
      <text:p text:style-name="P676"/>
      <text:soft-page-break/>
      <text:h text:style-name="P677" text:outline-level="2">Relations</text:h>
      <text:list text:style-name="LFO2" text:continue-numbering="true">
        <text:list-item>
          <text:p text:style-name="P678">Exploiter</text:p>
          <text:list text:continue-numbering="true">
            <text:list-item>
              <text:list>
                <text:list-item>
                  <text:list>
                    <text:list-item>
                      <text:p text:style-name="P679">Strategie : 1,n</text:p>
                    </text:list-item>
                    <text:list-item>
                      <text:p text:style-name="P680">Dresseur : 1,1</text:p>
                    </text:list-item>
                  </text:list>
                </text:list-item>
              </text:list>
            </text:list-item>
          </text:list>
        </text:list-item>
        <text:list-item>
          <text:p text:style-name="P681">Appartenir</text:p>
          <text:list text:continue-numbering="true">
            <text:list-item>
              <text:list>
                <text:list-item>
                  <text:list>
                    <text:list-item>
                      <text:p text:style-name="P682">Pokemon : 1,2</text:p>
                    </text:list-item>
                    <text:list-item>
                      <text:p text:style-name="P683">Type : 1,n</text:p>
                    </text:list-item>
                  </text:list>
                </text:list-item>
              </text:list>
            </text:list-item>
          </text:list>
        </text:list-item>
        <text:list-item>
          <text:p text:style-name="P684">Combattre</text:p>
          <text:list text:continue-numbering="true">
            <text:list-item>
              <text:list>
                <text:list-item>
                  <text:list>
                    <text:list-item>
                      <text:p text:style-name="P685"><text:s/>Dresseur : 1,n</text:p>
                    </text:list-item>
                    <text:list-item>
                      <text:p text:style-name="P686"><text:s/>Ennemi : 1,n</text:p>
                    </text:list-item>
                  </text:list>
                </text:list-item>
              </text:list>
            </text:list-item>
          </text:list>
        </text:list-item>
        <text:list-item>
          <text:p text:style-name="P687">Gagner</text:p>
          <text:list text:continue-numbering="true">
            <text:list-item>
              <text:list>
                <text:list-item>
                  <text:list>
                    <text:list-item>
                      <text:p text:style-name="P688">Joueur : 1,8</text:p>
                    </text:list-item>
                    <text:list-item>
                      <text:p text:style-name="P689">Bade : 1,<text:s/>n</text:p>
                    </text:list-item>
                  </text:list>
                </text:list-item>
              </text:list>
            </text:list-item>
          </text:list>
        </text:list-item>
        <text:list-item>
          <text:p text:style-name="P690">Stocker (quantite)</text:p>
          <text:list text:continue-numbering="true">
            <text:list-item>
              <text:list>
                <text:list-item>
                  <text:p text:style-name="P691">Joueur : 1,n</text:p>
                </text:list-item>
                <text:list-item>
                  <text:p text:style-name="P692">Objet : 1,n</text:p>
                </text:list-item>
              </text:list>
            </text:list-item>
          </text:list>
        </text:list-item>
        <text:list-item>
          <text:p text:style-name="P693"/>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3%"/>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4-12-29T22:14:00Z</dc:date>
    <meta:template xlink:href="Normal" xlink:type="simple"/>
    <meta:editing-cycles>327</meta:editing-cycles>
    <meta:editing-duration>PT19200S</meta:editing-duration>
    <meta:document-statistic meta:page-count="81" meta:paragraph-count="43" meta:word-count="3317" meta:character-count="21522" meta:row-count="152" meta:non-whitespace-character-count="18248"/>
  </office:meta>
</office:document-meta>
</file>